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227f97" officeooo:paragraph-rsid="00227f97"/>
    </style:style>
    <style:style style:name="P2" style:family="paragraph" style:parent-style-name="normal">
      <style:text-properties officeooo:rsid="00267a06" officeooo:paragraph-rsid="00267a06"/>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c76e18"/>
    </style:style>
    <style:style style:name="P6" style:family="paragraph" style:parent-style-name="normal">
      <style:text-properties officeooo:rsid="008b4ef4" officeooo:paragraph-rsid="00487e29" fo:background-color="#ffff00"/>
    </style:style>
    <style:style style:name="P7" style:family="paragraph" style:parent-style-name="normal">
      <style:text-properties officeooo:rsid="00227f97" officeooo:paragraph-rsid="00227f97"/>
    </style:style>
    <style:style style:name="P8" style:family="paragraph" style:parent-style-name="normal">
      <style:text-properties officeooo:rsid="00267a06" officeooo:paragraph-rsid="00267a06"/>
    </style:style>
    <style:style style:name="P9" style:family="paragraph" style:parent-style-name="normal">
      <style:text-properties officeooo:rsid="0028ed67" officeooo:paragraph-rsid="0028ed67"/>
    </style:style>
    <style:style style:name="P10" style:family="paragraph" style:parent-style-name="normal">
      <style:text-properties officeooo:rsid="0028ed67" officeooo:paragraph-rsid="00c07655"/>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c76e18"/>
    </style:style>
    <style:style style:name="P14" style:family="paragraph" style:parent-style-name="normal">
      <style:text-properties officeooo:rsid="0029e2d9" officeooo:paragraph-rsid="0029e2d9"/>
    </style:style>
    <style:style style:name="P15" style:family="paragraph" style:parent-style-name="normal">
      <style:text-properties officeooo:rsid="0032088a" officeooo:paragraph-rsid="0032088a" fo:background-color="#ffff00"/>
    </style:style>
    <style:style style:name="P16" style:family="paragraph" style:parent-style-name="normal">
      <style:text-properties officeooo:rsid="008b4ef4" officeooo:paragraph-rsid="00487e29" fo:background-color="#ffff00"/>
    </style:style>
    <style:style style:name="P17" style:family="paragraph" style:parent-style-name="normal">
      <style:text-properties officeooo:rsid="0032b095" officeooo:paragraph-rsid="0032b095" fo:background-color="#ffff00"/>
    </style:style>
    <style:style style:name="P18" style:family="paragraph" style:parent-style-name="normal">
      <style:text-properties officeooo:rsid="0071d695" officeooo:paragraph-rsid="00487e29" fo:background-color="#ffff00"/>
    </style:style>
    <style:style style:name="P19" style:family="paragraph" style:parent-style-name="normal">
      <style:text-properties officeooo:rsid="007f1cb3" officeooo:paragraph-rsid="00487e29" fo:background-color="#ffff00"/>
    </style:style>
    <style:style style:name="P20" style:family="paragraph" style:parent-style-name="normal">
      <style:text-properties officeooo:rsid="0084dabd" officeooo:paragraph-rsid="00487e29" fo:background-color="#ffff00"/>
    </style:style>
    <style:style style:name="P21" style:family="paragraph" style:parent-style-name="normal">
      <style:text-properties officeooo:rsid="008a63ba" officeooo:paragraph-rsid="00487e29" fo:background-color="#ffff00"/>
    </style:style>
    <style:style style:name="P22" style:family="paragraph" style:parent-style-name="normal">
      <style:text-properties officeooo:rsid="0057e54a" officeooo:paragraph-rsid="0057e54a" fo:background-color="#ffff00"/>
    </style:style>
    <style:style style:name="P23" style:family="paragraph" style:parent-style-name="normal">
      <style:text-properties officeooo:rsid="005992b7" officeooo:paragraph-rsid="005992b7" fo:background-color="#ffff00"/>
    </style:style>
    <style:style style:name="P24" style:family="paragraph" style:parent-style-name="normal">
      <style:text-properties officeooo:rsid="0055ae7e" officeooo:paragraph-rsid="0055ae7e" fo:background-color="#ffff00"/>
    </style:style>
    <style:style style:name="P25" style:family="paragraph" style:parent-style-name="normal">
      <style:text-properties officeooo:rsid="003355ba" officeooo:paragraph-rsid="003355ba"/>
    </style:style>
    <style:style style:name="P26" style:family="paragraph" style:parent-style-name="normal">
      <style:text-properties officeooo:rsid="003355ba" officeooo:paragraph-rsid="003e9aab"/>
    </style:style>
    <style:style style:name="P27" style:family="paragraph" style:parent-style-name="normal">
      <style:paragraph-properties fo:text-align="center" style:justify-single-word="false"/>
      <style:text-properties officeooo:rsid="001ee4ef" officeooo:paragraph-rsid="001ee4ef"/>
    </style:style>
    <style:style style:name="P28" style:family="paragraph" style:parent-style-name="normal">
      <style:text-properties officeooo:rsid="001ee4ef" officeooo:paragraph-rsid="001ee4ef"/>
    </style:style>
    <style:style style:name="P29" style:family="paragraph" style:parent-style-name="normal">
      <style:text-properties officeooo:rsid="004c36b6" officeooo:paragraph-rsid="001ee4ef"/>
    </style:style>
    <style:style style:name="P30" style:family="paragraph" style:parent-style-name="normal">
      <style:paragraph-properties fo:text-align="center" style:justify-single-word="false"/>
      <style:text-properties officeooo:rsid="004c36b6" officeooo:paragraph-rsid="001ee4ef"/>
    </style:style>
    <style:style style:name="P31" style:family="paragraph" style:parent-style-name="normal">
      <style:paragraph-properties fo:text-align="center" style:justify-single-word="false"/>
      <style:text-properties officeooo:rsid="001ffd01" officeooo:paragraph-rsid="001ffd01"/>
    </style:style>
    <style:style style:name="P32" style:family="paragraph" style:parent-style-name="normal">
      <style:text-properties officeooo:rsid="0071d695" officeooo:paragraph-rsid="00487e29" fo:background-color="transparent"/>
    </style:style>
    <style:style style:name="P33" style:family="paragraph" style:parent-style-name="normal">
      <style:text-properties officeooo:rsid="008b4ef4" officeooo:paragraph-rsid="00487e29" fo:background-color="transparent"/>
    </style:style>
    <style:style style:name="P34" style:family="paragraph" style:parent-style-name="normal">
      <style:text-properties officeooo:rsid="009e52fc" officeooo:paragraph-rsid="009e52fc" fo:background-color="transparent"/>
    </style:style>
    <style:style style:name="P35" style:family="paragraph" style:parent-style-name="normal">
      <style:text-properties officeooo:rsid="009fb743" officeooo:paragraph-rsid="009fb743" fo:background-color="transparent"/>
    </style:style>
    <style:style style:name="P36" style:family="paragraph" style:parent-style-name="normal">
      <style:text-properties officeooo:rsid="009fb743" officeooo:paragraph-rsid="00a08b62" fo:background-color="transparent"/>
    </style:style>
    <style:style style:name="P37" style:family="paragraph" style:parent-style-name="normal">
      <style:text-properties officeooo:rsid="00a08b62" officeooo:paragraph-rsid="00a08b62" fo:background-color="transparent"/>
    </style:style>
    <style:style style:name="P38" style:family="paragraph" style:parent-style-name="normal">
      <style:text-properties officeooo:rsid="00a214b4" officeooo:paragraph-rsid="00a214b4" fo:background-color="transparent"/>
    </style:style>
    <style:style style:name="P39" style:family="paragraph" style:parent-style-name="normal">
      <style:text-properties officeooo:rsid="00a40fd8" officeooo:paragraph-rsid="00a40fd8" fo:background-color="transparent"/>
    </style:style>
    <style:style style:name="P40" style:family="paragraph" style:parent-style-name="normal">
      <style:text-properties officeooo:rsid="00a4900b" officeooo:paragraph-rsid="00a4900b" fo:background-color="transparent"/>
    </style:style>
    <style:style style:name="P41" style:family="paragraph" style:parent-style-name="normal">
      <style:text-properties officeooo:rsid="00c30902" officeooo:paragraph-rsid="00c30902" fo:background-color="transparent"/>
    </style:style>
    <style:style style:name="P42" style:family="paragraph" style:parent-style-name="normal">
      <style:text-properties officeooo:rsid="003bb24d" officeooo:paragraph-rsid="003bb24d"/>
    </style:style>
    <style:style style:name="P43" style:family="paragraph" style:parent-style-name="normal">
      <style:text-properties officeooo:rsid="003e9aab" officeooo:paragraph-rsid="003e9aab"/>
    </style:style>
    <style:style style:name="P44" style:family="paragraph" style:parent-style-name="normal">
      <style:text-properties officeooo:rsid="00254d94" officeooo:paragraph-rsid="0042de75"/>
    </style:style>
    <style:style style:name="P45" style:family="paragraph" style:parent-style-name="normal">
      <style:text-properties officeooo:rsid="0045c05c" officeooo:paragraph-rsid="0045c05c"/>
    </style:style>
    <style:style style:name="P46" style:family="paragraph" style:parent-style-name="normal">
      <style:text-properties officeooo:rsid="0045c05c" officeooo:paragraph-rsid="00cdf6ec"/>
    </style:style>
    <style:style style:name="P47" style:family="paragraph" style:parent-style-name="normal">
      <style:text-properties officeooo:rsid="0042de75" officeooo:paragraph-rsid="0042de75"/>
    </style:style>
    <style:style style:name="P48" style:family="paragraph" style:parent-style-name="normal">
      <style:text-properties officeooo:rsid="005c05ae" officeooo:paragraph-rsid="00487e29"/>
    </style:style>
    <style:style style:name="P49" style:family="paragraph" style:parent-style-name="normal">
      <style:text-properties officeooo:rsid="005dd9b0" officeooo:paragraph-rsid="00487e29"/>
    </style:style>
    <style:style style:name="P50" style:family="paragraph" style:parent-style-name="normal">
      <style:text-properties officeooo:rsid="005e460e" officeooo:paragraph-rsid="00487e29"/>
    </style:style>
    <style:style style:name="P51" style:family="paragraph" style:parent-style-name="normal">
      <style:text-properties officeooo:rsid="005faacb" officeooo:paragraph-rsid="00487e29"/>
    </style:style>
    <style:style style:name="P52" style:family="paragraph" style:parent-style-name="normal">
      <style:text-properties officeooo:rsid="00620c16" officeooo:paragraph-rsid="00487e29"/>
    </style:style>
    <style:style style:name="P53" style:family="paragraph" style:parent-style-name="normal">
      <style:text-properties officeooo:rsid="0063d269" officeooo:paragraph-rsid="00487e29"/>
    </style:style>
    <style:style style:name="P54" style:family="paragraph" style:parent-style-name="normal">
      <style:text-properties officeooo:rsid="006b17a5" officeooo:paragraph-rsid="00487e29"/>
    </style:style>
    <style:style style:name="P55" style:family="paragraph" style:parent-style-name="normal">
      <style:text-properties officeooo:rsid="00701a24" officeooo:paragraph-rsid="00487e29"/>
    </style:style>
    <style:style style:name="P56" style:family="paragraph" style:parent-style-name="normal">
      <style:text-properties officeooo:rsid="00714932" officeooo:paragraph-rsid="00487e29"/>
    </style:style>
    <style:style style:name="P57" style:family="paragraph" style:parent-style-name="normal">
      <style:text-properties officeooo:rsid="007fbaaa" officeooo:paragraph-rsid="00487e29"/>
    </style:style>
    <style:style style:name="P58" style:family="paragraph" style:parent-style-name="normal">
      <style:text-properties officeooo:rsid="008118cb" officeooo:paragraph-rsid="00487e29"/>
    </style:style>
    <style:style style:name="P59" style:family="paragraph" style:parent-style-name="normal">
      <style:text-properties officeooo:rsid="00833d40" officeooo:paragraph-rsid="00487e29"/>
    </style:style>
    <style:style style:name="P60" style:family="paragraph" style:parent-style-name="normal">
      <style:text-properties officeooo:rsid="0086a6ed" officeooo:paragraph-rsid="00487e29"/>
    </style:style>
    <style:style style:name="P61" style:family="paragraph" style:parent-style-name="normal">
      <style:text-properties officeooo:rsid="0071d695" officeooo:paragraph-rsid="00487e29"/>
    </style:style>
    <style:style style:name="P62" style:family="paragraph" style:parent-style-name="normal">
      <style:text-properties officeooo:rsid="00738078" officeooo:paragraph-rsid="00487e29"/>
    </style:style>
    <style:style style:name="P63" style:family="paragraph" style:parent-style-name="normal">
      <style:text-properties officeooo:rsid="0075f325" officeooo:paragraph-rsid="00487e29"/>
    </style:style>
    <style:style style:name="P64" style:family="paragraph" style:parent-style-name="normal">
      <style:text-properties officeooo:rsid="00794bc1" officeooo:paragraph-rsid="00487e29"/>
    </style:style>
    <style:style style:name="P65" style:family="paragraph" style:parent-style-name="normal">
      <style:text-properties officeooo:rsid="007eb92e" officeooo:paragraph-rsid="00487e29"/>
    </style:style>
    <style:style style:name="P66" style:family="paragraph" style:parent-style-name="normal">
      <style:text-properties officeooo:rsid="00542772" officeooo:paragraph-rsid="00542772"/>
    </style:style>
    <style:style style:name="P67" style:family="paragraph" style:parent-style-name="normal">
      <style:text-properties officeooo:rsid="0055ae7e" officeooo:paragraph-rsid="0055ae7e"/>
    </style:style>
    <style:style style:name="P68" style:family="paragraph" style:parent-style-name="normal">
      <style:text-properties officeooo:rsid="0055ae7e" officeooo:paragraph-rsid="0070928d"/>
    </style:style>
    <style:style style:name="P69" style:family="paragraph" style:parent-style-name="normal">
      <style:text-properties officeooo:rsid="005a29b9" officeooo:paragraph-rsid="005a29b9"/>
    </style:style>
    <style:style style:name="P70" style:family="paragraph" style:parent-style-name="normal">
      <style:text-properties officeooo:rsid="005bdbbe" officeooo:paragraph-rsid="005bdbbe"/>
    </style:style>
    <style:style style:name="P71" style:family="paragraph" style:parent-style-name="normal">
      <style:text-properties officeooo:rsid="005c6cfb" officeooo:paragraph-rsid="005c6cfb"/>
    </style:style>
    <style:style style:name="P72" style:family="paragraph" style:parent-style-name="normal">
      <style:text-properties officeooo:rsid="005d862f" officeooo:paragraph-rsid="005d862f"/>
    </style:style>
    <style:style style:name="P73" style:family="paragraph" style:parent-style-name="normal">
      <style:text-properties officeooo:rsid="005f6623" officeooo:paragraph-rsid="005f6623"/>
    </style:style>
    <style:style style:name="P74" style:family="paragraph" style:parent-style-name="normal">
      <style:text-properties officeooo:rsid="005f6b8d" officeooo:paragraph-rsid="005f6b8d"/>
    </style:style>
    <style:style style:name="P75" style:family="paragraph" style:parent-style-name="normal">
      <style:text-properties officeooo:rsid="00605c50" officeooo:paragraph-rsid="00605c50"/>
    </style:style>
    <style:style style:name="P76" style:family="paragraph" style:parent-style-name="normal">
      <style:text-properties officeooo:rsid="0063bbe6" officeooo:paragraph-rsid="0063bbe6"/>
    </style:style>
    <style:style style:name="P77" style:family="paragraph" style:parent-style-name="normal">
      <style:text-properties officeooo:rsid="006732b9" officeooo:paragraph-rsid="006732b9"/>
    </style:style>
    <style:style style:name="P78" style:family="paragraph" style:parent-style-name="normal">
      <style:text-properties officeooo:rsid="00681766" officeooo:paragraph-rsid="00681766"/>
    </style:style>
    <style:style style:name="P79" style:family="paragraph" style:parent-style-name="normal">
      <style:text-properties style:text-line-through-style="solid" style:text-line-through-type="single" officeooo:rsid="005d862f" officeooo:paragraph-rsid="005d862f" fo:background-color="#ffff00"/>
    </style:style>
    <style:style style:name="P80"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81" style:family="paragraph" style:parent-style-name="normal">
      <style:text-properties officeooo:rsid="006ca454" officeooo:paragraph-rsid="006ca454"/>
    </style:style>
    <style:style style:name="P82" style:family="paragraph" style:parent-style-name="normal">
      <style:text-properties officeooo:rsid="006ca454" officeooo:paragraph-rsid="007168e5"/>
    </style:style>
    <style:style style:name="P83" style:family="paragraph" style:parent-style-name="normal">
      <style:text-properties officeooo:rsid="0072f9e4" officeooo:paragraph-rsid="0072f9e4"/>
    </style:style>
    <style:style style:name="P84" style:family="paragraph" style:parent-style-name="normal">
      <style:text-properties officeooo:rsid="007374ad" officeooo:paragraph-rsid="007374ad"/>
    </style:style>
    <style:style style:name="P85" style:family="paragraph" style:parent-style-name="normal">
      <style:text-properties officeooo:rsid="007618e6" officeooo:paragraph-rsid="007618e6"/>
    </style:style>
    <style:style style:name="P86" style:family="paragraph" style:parent-style-name="normal">
      <style:text-properties officeooo:rsid="00780de4" officeooo:paragraph-rsid="00780de4"/>
    </style:style>
    <style:style style:name="P87" style:family="paragraph" style:parent-style-name="normal">
      <style:text-properties officeooo:rsid="00799cb2" officeooo:paragraph-rsid="00799cb2"/>
    </style:style>
    <style:style style:name="P88" style:family="paragraph" style:parent-style-name="normal">
      <style:text-properties officeooo:rsid="007a58b3" officeooo:paragraph-rsid="007a58b3"/>
    </style:style>
    <style:style style:name="P89"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90"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91"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92"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93"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94"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95"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96"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97"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98"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99"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100"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101"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102"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103"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104" style:family="paragraph" style:parent-style-name="normal">
      <style:text-properties fo:color="#000000" style:font-name="Times New Roman" fo:font-size="12pt" officeooo:rsid="00995a16" officeooo:paragraph-rsid="00995a16" style:font-name-asian="Times New Roman1" style:font-size-asian="12pt" style:font-name-complex="Times New Roman1"/>
    </style:style>
    <style:style style:name="P105" style:family="paragraph" style:parent-style-name="normal">
      <style:text-properties fo:color="#000000" style:font-name="Times New Roman" fo:font-size="12pt" officeooo:rsid="009b0c55" officeooo:paragraph-rsid="009b0c55" style:font-name-asian="Times New Roman1" style:font-size-asian="12pt" style:font-name-complex="Times New Roman1"/>
    </style:style>
    <style:style style:name="P106" style:family="paragraph" style:parent-style-name="normal">
      <style:text-properties fo:color="#000000" style:font-name="Times New Roman" fo:font-size="12pt" officeooo:rsid="0086a6ed" officeooo:paragraph-rsid="00487e29" style:font-name-asian="Times New Roman1" style:font-size-asian="12pt" style:font-name-complex="Times New Roman1"/>
    </style:style>
    <style:style style:name="P107" style:family="paragraph" style:parent-style-name="normal">
      <style:text-properties officeooo:rsid="007db663" officeooo:paragraph-rsid="007db663"/>
    </style:style>
    <style:style style:name="P108" style:family="paragraph" style:parent-style-name="normal">
      <style:text-properties officeooo:rsid="007e24b7" officeooo:paragraph-rsid="007e24b7"/>
    </style:style>
    <style:style style:name="P109" style:family="paragraph" style:parent-style-name="normal">
      <style:text-properties officeooo:rsid="007f1c60" officeooo:paragraph-rsid="007f1c60"/>
    </style:style>
    <style:style style:name="P110" style:family="paragraph" style:parent-style-name="normal">
      <style:text-properties officeooo:rsid="0080e691" officeooo:paragraph-rsid="0080e691"/>
    </style:style>
    <style:style style:name="P111" style:family="paragraph" style:parent-style-name="normal">
      <style:text-properties officeooo:rsid="0057e54a" officeooo:paragraph-rsid="00605c50"/>
    </style:style>
    <style:style style:name="P112" style:family="paragraph" style:parent-style-name="normal">
      <style:text-properties officeooo:rsid="005992b7" officeooo:paragraph-rsid="005992b7"/>
    </style:style>
    <style:style style:name="P113" style:family="paragraph" style:parent-style-name="normal">
      <style:text-properties officeooo:rsid="0083b3cf" officeooo:paragraph-rsid="0083b3cf"/>
    </style:style>
    <style:style style:name="P114" style:family="paragraph" style:parent-style-name="normal">
      <style:text-properties officeooo:rsid="00852e42" officeooo:paragraph-rsid="00852e42"/>
    </style:style>
    <style:style style:name="P115" style:family="paragraph" style:parent-style-name="normal">
      <style:text-properties officeooo:rsid="00852e42" officeooo:paragraph-rsid="00870622"/>
    </style:style>
    <style:style style:name="P116" style:family="paragraph" style:parent-style-name="normal">
      <style:text-properties officeooo:rsid="0088d86c" officeooo:paragraph-rsid="0088d86c"/>
    </style:style>
    <style:style style:name="P117" style:family="paragraph" style:parent-style-name="normal">
      <style:text-properties officeooo:rsid="009e52fc" officeooo:paragraph-rsid="009e52fc"/>
    </style:style>
    <style:style style:name="P118" style:family="paragraph" style:parent-style-name="normal">
      <style:text-properties officeooo:rsid="009e3862" officeooo:paragraph-rsid="00487e29"/>
    </style:style>
    <style:style style:name="P119" style:family="paragraph" style:parent-style-name="normal">
      <style:text-properties officeooo:rsid="002a6a97" officeooo:paragraph-rsid="002a6a97"/>
    </style:style>
    <style:style style:name="P120" style:family="paragraph" style:parent-style-name="normal">
      <style:text-properties officeooo:rsid="00b7c7e7" officeooo:paragraph-rsid="00b7c7e7"/>
    </style:style>
    <style:style style:name="P121" style:family="paragraph" style:parent-style-name="normal">
      <style:text-properties officeooo:rsid="00b9bfb3" officeooo:paragraph-rsid="00b9bfb3"/>
    </style:style>
    <style:style style:name="P122" style:family="paragraph" style:parent-style-name="normal">
      <style:text-properties officeooo:rsid="00bb88d5" officeooo:paragraph-rsid="00bb88d5"/>
    </style:style>
    <style:style style:name="P123" style:family="paragraph" style:parent-style-name="normal">
      <style:text-properties officeooo:rsid="00c4974a" officeooo:paragraph-rsid="00c4974a"/>
    </style:style>
    <style:style style:name="P124" style:family="paragraph" style:parent-style-name="normal">
      <style:text-properties officeooo:rsid="00c5ed1f" officeooo:paragraph-rsid="00c5ed1f"/>
    </style:style>
    <style:style style:name="P125" style:family="paragraph" style:parent-style-name="normal">
      <style:text-properties officeooo:rsid="00c76e18" officeooo:paragraph-rsid="00c76e18"/>
    </style:style>
    <style:style style:name="P126" style:family="paragraph" style:parent-style-name="normal">
      <style:text-properties officeooo:rsid="00c94821" officeooo:paragraph-rsid="00c94821"/>
    </style:style>
    <style:style style:name="P127" style:family="paragraph" style:parent-style-name="normal">
      <style:text-properties officeooo:rsid="00cc3994" officeooo:paragraph-rsid="00cc3994"/>
    </style:style>
    <style:style style:name="P128" style:family="paragraph" style:parent-style-name="normal">
      <style:text-properties officeooo:rsid="00cc3994" officeooo:paragraph-rsid="00cdf6ec"/>
    </style:style>
    <style:style style:name="P129" style:family="paragraph" style:parent-style-name="Standard">
      <style:text-properties officeooo:rsid="001ee4ef" officeooo:paragraph-rsid="001ee4ef"/>
    </style:style>
    <style:style style:name="P130" style:family="paragraph" style:parent-style-name="Standard">
      <style:text-properties officeooo:rsid="0028ed67" officeooo:paragraph-rsid="0045c05c"/>
    </style:style>
    <style:style style:name="P131" style:family="paragraph" style:parent-style-name="normal">
      <style:paragraph-properties fo:margin-left="0cm" fo:margin-right="0cm" fo:text-indent="0cm" style:auto-text-indent="false"/>
      <style:text-properties officeooo:rsid="0046b2d0" officeooo:paragraph-rsid="001ee4ef"/>
    </style:style>
    <style:style style:name="P132"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133"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134"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135"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36"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37" style:family="paragraph" style:parent-style-name="normal">
      <style:paragraph-properties fo:margin-left="1.251cm" fo:margin-right="0cm" fo:text-indent="0cm" style:auto-text-indent="false"/>
      <style:text-properties officeooo:rsid="005f6b8d" officeooo:paragraph-rsid="005f6b8d"/>
    </style:style>
    <style:style style:name="P138" style:family="paragraph" style:parent-style-name="normal">
      <style:paragraph-properties fo:margin-left="1.251cm" fo:margin-right="0cm" fo:text-indent="0cm" style:auto-text-indent="false"/>
      <style:text-properties officeooo:rsid="0028ed67" officeooo:paragraph-rsid="0028ed67"/>
    </style:style>
    <style:style style:name="P139" style:family="paragraph" style:parent-style-name="normal">
      <style:paragraph-properties fo:margin-left="1.251cm" fo:margin-right="0cm" fo:text-indent="0cm" style:auto-text-indent="false"/>
      <style:text-properties officeooo:rsid="0088c443" officeooo:paragraph-rsid="0088c443"/>
    </style:style>
    <style:style style:name="P140"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41"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42" style:family="paragraph" style:parent-style-name="normal">
      <style:paragraph-properties fo:margin-left="1.251cm" fo:margin-right="0cm" fo:text-indent="0cm" style:auto-text-indent="false"/>
      <style:text-properties officeooo:rsid="00a40fd8" officeooo:paragraph-rsid="00a40fd8" fo:background-color="transparent"/>
    </style:style>
    <style:style style:name="P143" style:family="paragraph" style:parent-style-name="normal">
      <style:paragraph-properties fo:margin-left="2.963cm" fo:margin-right="0cm" fo:text-indent="0cm" style:auto-text-indent="false"/>
      <style:text-properties officeooo:rsid="00620c16" officeooo:paragraph-rsid="00487e29"/>
    </style:style>
    <style:style style:name="P144" style:family="paragraph" style:parent-style-name="Text_20_body">
      <style:text-properties officeooo:rsid="006c61a1" officeooo:paragraph-rsid="006c61a1"/>
    </style:style>
    <style:style style:name="P145" style:family="paragraph" style:parent-style-name="Text_20_body">
      <style:text-properties officeooo:rsid="00a70407" officeooo:paragraph-rsid="00a70407"/>
    </style:style>
    <style:style style:name="P146" style:family="paragraph" style:parent-style-name="Text_20_body">
      <style:text-properties officeooo:rsid="00b07449" officeooo:paragraph-rsid="00b07449"/>
    </style:style>
    <style:style style:name="P147" style:family="paragraph" style:parent-style-name="Text_20_body">
      <style:text-properties officeooo:rsid="00a9e52f" officeooo:paragraph-rsid="00b2c2fb"/>
    </style:style>
    <style:style style:name="P148" style:family="paragraph" style:parent-style-name="Standard" style:list-style-name="L6">
      <style:text-properties fo:language="es" fo:country="ES" officeooo:rsid="00843feb" officeooo:paragraph-rsid="00487e29"/>
    </style:style>
    <style:style style:name="P149" style:family="paragraph" style:parent-style-name="normal">
      <style:text-properties officeooo:rsid="006b6894" officeooo:paragraph-rsid="006b6894" fo:background-color="#ffff00"/>
    </style:style>
    <style:style style:name="P150" style:family="paragraph" style:parent-style-name="normal">
      <style:text-properties officeooo:rsid="0055ae7e" officeooo:paragraph-rsid="0055ae7e" fo:background-color="#ffff00"/>
    </style:style>
    <style:style style:name="P151" style:family="paragraph" style:parent-style-name="normal">
      <style:text-properties officeooo:rsid="008b4ef4" officeooo:paragraph-rsid="00487e29" fo:background-color="#ffff00"/>
    </style:style>
    <style:style style:name="P152" style:family="paragraph" style:parent-style-name="normal" style:list-style-name="L1">
      <style:text-properties officeooo:rsid="0029e2d9" officeooo:paragraph-rsid="0029e2d9"/>
    </style:style>
    <style:style style:name="P153" style:family="paragraph" style:parent-style-name="normal">
      <style:text-properties officeooo:rsid="0029e2d9" officeooo:paragraph-rsid="00c76e18"/>
    </style:style>
    <style:style style:name="P154" style:family="paragraph" style:parent-style-name="normal" style:list-style-name="L1">
      <style:text-properties officeooo:rsid="0028f07a" officeooo:paragraph-rsid="0028f07a"/>
    </style:style>
    <style:style style:name="P155" style:family="paragraph" style:parent-style-name="normal" style:list-style-name="L2">
      <style:text-properties fo:color="#000000" style:font-name="Times New Roman" fo:font-size="12pt" officeooo:rsid="00d203a6" officeooo:paragraph-rsid="00d203a6" style:font-name-asian="Times New Roman1" style:font-size-asian="12pt" style:font-name-complex="Times New Roman1"/>
    </style:style>
    <style:style style:name="P156" style:family="paragraph" style:parent-style-name="normal" style:list-style-name="L2">
      <style:text-properties fo:color="#000000" style:font-name="Times New Roman" fo:font-size="12pt" officeooo:rsid="00d203a6" officeooo:paragraph-rsid="00d79734" style:font-name-asian="Times New Roman1" style:font-size-asian="12pt" style:font-name-complex="Times New Roman1"/>
    </style:style>
    <style:style style:name="P157" style:family="paragraph" style:parent-style-name="normal">
      <style:text-properties fo:color="#000000" style:font-name="Times New Roman" fo:font-size="12pt" officeooo:rsid="00d203a6" officeooo:paragraph-rsid="00d203a6" style:font-name-asian="Times New Roman1" style:font-size-asian="12pt" style:font-name-complex="Times New Roman1"/>
    </style:style>
    <style:style style:name="P158" style:family="paragraph" style:parent-style-name="normal">
      <style:text-properties fo:color="#000000" style:font-name="Times New Roman" fo:font-size="12pt" officeooo:rsid="00d203a6" officeooo:paragraph-rsid="00d79734" style:font-name-asian="Times New Roman1" style:font-size-asian="12pt" style:font-name-complex="Times New Roman1"/>
    </style:style>
    <style:style style:name="P159" style:family="paragraph" style:parent-style-name="normal" style:list-style-name="L2">
      <style:text-properties fo:color="#000000" style:font-name="Times New Roman" fo:font-size="12pt" officeooo:rsid="00d379a1" officeooo:paragraph-rsid="00d379a1" style:font-name-asian="Times New Roman1" style:font-size-asian="12pt" style:font-name-complex="Times New Roman1"/>
    </style:style>
    <style:style style:name="P160" style:family="paragraph" style:parent-style-name="normal" style:list-style-name="L2">
      <style:text-properties fo:color="#000000" style:font-name="Times New Roman" fo:font-size="12pt" officeooo:rsid="00d4fd83" officeooo:paragraph-rsid="00d4fd83" style:font-name-asian="Times New Roman1" style:font-size-asian="12pt" style:font-name-complex="Times New Roman1"/>
    </style:style>
    <style:style style:name="P161" style:family="paragraph" style:parent-style-name="normal" style:list-style-name="L3">
      <style:text-properties fo:color="#000000" style:font-name="Times New Roman" fo:font-size="12pt" officeooo:rsid="008bbe62" officeooo:paragraph-rsid="008bbe62" style:font-name-asian="Times New Roman1" style:font-size-asian="12pt" style:font-name-complex="Times New Roman1"/>
    </style:style>
    <style:style style:name="P162" style:family="paragraph" style:parent-style-name="normal" style:list-style-name="L4">
      <style:text-properties fo:color="#000000" style:font-name="Times New Roman" fo:font-size="12pt" officeooo:rsid="0090554b" officeooo:paragraph-rsid="0090554b" style:font-name-asian="Times New Roman1" style:font-size-asian="12pt" style:font-name-complex="Times New Roman1"/>
    </style:style>
    <style:style style:name="P163"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164" style:family="paragraph" style:parent-style-name="normal">
      <style:text-properties fo:color="#000000" style:font-name="Times New Roman" fo:font-size="12pt" officeooo:rsid="00d79734" officeooo:paragraph-rsid="00d79734" style:font-name-asian="Times New Roman1" style:font-size-asian="12pt" style:font-name-complex="Times New Roman1"/>
    </style:style>
    <style:style style:name="P165" style:family="paragraph" style:parent-style-name="normal" style:list-style-name="L2">
      <style:text-properties fo:color="#000000" style:font-name="Times New Roman" fo:font-size="12pt" officeooo:rsid="00d8a9b3" officeooo:paragraph-rsid="00d8a9b3" style:font-name-asian="Times New Roman1" style:font-size-asian="12pt" style:font-name-complex="Times New Roman1"/>
    </style:style>
    <style:style style:name="P166" style:family="paragraph" style:parent-style-name="normal" style:list-style-name="L5">
      <style:text-properties officeooo:rsid="005dd9b0" officeooo:paragraph-rsid="00487e29"/>
    </style:style>
    <style:style style:name="P167" style:family="paragraph" style:parent-style-name="normal" style:list-style-name="L6">
      <style:text-properties officeooo:rsid="00843feb" officeooo:paragraph-rsid="00487e29"/>
    </style:style>
    <style:style style:name="P168" style:family="paragraph" style:parent-style-name="normal" style:list-style-name="L7">
      <style:text-properties officeooo:rsid="0086a6ed" officeooo:paragraph-rsid="00487e29"/>
    </style:style>
    <style:style style:name="P169" style:family="paragraph" style:parent-style-name="normal" style:list-style-name="L8">
      <style:text-properties officeooo:rsid="0087fc0a" officeooo:paragraph-rsid="00487e29"/>
    </style:style>
    <style:style style:name="P170" style:family="paragraph" style:parent-style-name="normal" style:list-style-name="L9">
      <style:text-properties officeooo:rsid="00a08b62" officeooo:paragraph-rsid="00a08b62" fo:background-color="transparent"/>
    </style:style>
    <style:style style:name="P171" style:family="paragraph" style:parent-style-name="normal">
      <style:text-properties officeooo:rsid="0028ed67" officeooo:paragraph-rsid="0028ed67"/>
    </style:style>
    <style:style style:name="P172" style:family="paragraph" style:parent-style-name="normal">
      <style:text-properties officeooo:rsid="00227f97" officeooo:paragraph-rsid="00227f97"/>
    </style:style>
    <style:style style:name="P173" style:family="paragraph" style:parent-style-name="normal">
      <style:text-properties officeooo:rsid="00267a06" officeooo:paragraph-rsid="00267a06"/>
    </style:style>
    <style:style style:name="P174" style:family="paragraph" style:parent-style-name="normal">
      <style:text-properties officeooo:rsid="00443c85" officeooo:paragraph-rsid="00443c85"/>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387398" fo:background-color="#ffff00" loext:char-shading-value="0"/>
    </style:style>
    <style:style style:name="T4" style:family="text">
      <style:text-properties officeooo:rsid="0093e0b4" fo:background-color="#ffff00" loext:char-shading-value="0"/>
    </style:style>
    <style:style style:name="T5" style:family="text">
      <style:text-properties officeooo:rsid="00c47e58" fo:background-color="#ffff00" loext:char-shading-value="0"/>
    </style:style>
    <style:style style:name="T6" style:family="text">
      <style:text-properties officeooo:rsid="00d203a6" fo:background-color="#ffff00" loext:char-shading-value="0"/>
    </style:style>
    <style:style style:name="T7" style:family="text">
      <style:text-properties officeooo:rsid="00368321"/>
    </style:style>
    <style:style style:name="T8" style:family="text">
      <style:text-properties officeooo:rsid="00237ecc"/>
    </style:style>
    <style:style style:name="T9" style:family="text">
      <style:text-properties officeooo:rsid="0028f07a"/>
    </style:style>
    <style:style style:name="T10" style:family="text">
      <style:text-properties officeooo:rsid="0028f07a" fo:background-color="transparent" loext:char-shading-value="0"/>
    </style:style>
    <style:style style:name="T11" style:family="text">
      <style:text-properties officeooo:rsid="0045c05c" fo:background-color="transparent" loext:char-shading-value="0"/>
    </style:style>
    <style:style style:name="T12" style:family="text">
      <style:text-properties officeooo:rsid="0029e2d9"/>
    </style:style>
    <style:style style:name="T13" style:family="text">
      <style:text-properties officeooo:rsid="002a6a97"/>
    </style:style>
    <style:style style:name="T14" style:family="text">
      <style:text-properties officeooo:rsid="002e50d6"/>
    </style:style>
    <style:style style:name="T15" style:family="text">
      <style:text-properties officeooo:rsid="0030effb"/>
    </style:style>
    <style:style style:name="T16" style:family="text">
      <style:text-properties officeooo:rsid="0034ea71"/>
    </style:style>
    <style:style style:name="T17" style:family="text">
      <style:text-properties officeooo:rsid="003cb5ea"/>
    </style:style>
    <style:style style:name="T18" style:family="text">
      <style:text-properties officeooo:rsid="003e9aab"/>
    </style:style>
    <style:style style:name="T19" style:family="text">
      <style:text-properties officeooo:rsid="004206b8"/>
    </style:style>
    <style:style style:name="T20" style:family="text">
      <style:text-properties officeooo:rsid="0042de75"/>
    </style:style>
    <style:style style:name="T21" style:family="text">
      <style:text-properties fo:font-weight="bold" officeooo:rsid="0042de75" style:font-weight-asian="bold" style:font-weight-complex="bold"/>
    </style:style>
    <style:style style:name="T22" style:family="text">
      <style:text-properties fo:font-weight="bold" officeooo:rsid="00443c85" style:font-weight-asian="bold" style:font-weight-complex="bold"/>
    </style:style>
    <style:style style:name="T23" style:family="text">
      <style:text-properties officeooo:rsid="0045c05c"/>
    </style:style>
    <style:style style:name="T24" style:family="text">
      <style:text-properties officeooo:rsid="0047b5c8"/>
    </style:style>
    <style:style style:name="T25" style:family="text">
      <style:text-properties officeooo:rsid="005dd9b0"/>
    </style:style>
    <style:style style:name="T26" style:family="text">
      <style:text-properties officeooo:rsid="005e460e"/>
    </style:style>
    <style:style style:name="T27" style:family="text">
      <style:text-properties officeooo:rsid="005faacb"/>
    </style:style>
    <style:style style:name="T28" style:family="text">
      <style:text-properties officeooo:rsid="00605186"/>
    </style:style>
    <style:style style:name="T29" style:family="text">
      <style:text-properties officeooo:rsid="00640a55"/>
    </style:style>
    <style:style style:name="T30" style:family="text">
      <style:text-properties officeooo:rsid="0065077e"/>
    </style:style>
    <style:style style:name="T31" style:family="text">
      <style:text-properties officeooo:rsid="006635bf"/>
    </style:style>
    <style:style style:name="T32" style:family="text">
      <style:text-properties officeooo:rsid="006eff1f"/>
    </style:style>
    <style:style style:name="T33" style:family="text">
      <style:text-properties officeooo:rsid="006d849e"/>
    </style:style>
    <style:style style:name="T34" style:family="text">
      <style:text-properties officeooo:rsid="00701a24"/>
    </style:style>
    <style:style style:name="T35" style:family="text">
      <style:text-properties officeooo:rsid="0071d695"/>
    </style:style>
    <style:style style:name="T36" style:family="text">
      <style:text-properties officeooo:rsid="00725921"/>
    </style:style>
    <style:style style:name="T37" style:family="text">
      <style:text-properties officeooo:rsid="007fbaaa"/>
    </style:style>
    <style:style style:name="T38" style:family="text">
      <style:text-properties officeooo:rsid="008118cb"/>
    </style:style>
    <style:style style:name="T39" style:family="text">
      <style:text-properties officeooo:rsid="008a63ba"/>
    </style:style>
    <style:style style:name="T40" style:family="text">
      <style:text-properties officeooo:rsid="007783d5"/>
    </style:style>
    <style:style style:name="T41" style:family="text">
      <style:text-properties officeooo:rsid="0074a36b"/>
    </style:style>
    <style:style style:name="T42" style:family="text">
      <style:text-properties officeooo:rsid="007ae04e"/>
    </style:style>
    <style:style style:name="T43" style:family="text">
      <style:text-properties fo:color="#000000" style:font-name="Times New Roman" fo:font-size="12pt" style:font-name-asian="Times New Roman1" style:font-size-asian="12pt" style:font-name-complex="Times New Roman1"/>
    </style:style>
    <style:style style:name="T44" style:family="text">
      <style:text-properties fo:color="#000000" style:font-name="Times New Roman" fo:font-size="12pt" officeooo:rsid="007db4eb" style:font-name-asian="Times New Roman1" style:font-size-asian="12pt" style:font-name-complex="Times New Roman1"/>
    </style:style>
    <style:style style:name="T45" style:family="text">
      <style:text-properties fo:color="#000000" style:font-name="Times New Roman" fo:font-size="12pt" officeooo:rsid="0057e54a" style:font-name-asian="Times New Roman1" style:font-size-asian="12pt" style:font-name-complex="Times New Roman1"/>
    </style:style>
    <style:style style:name="T46" style:family="text">
      <style:text-properties fo:color="#000000" style:font-name="Times New Roman" fo:font-size="12pt" officeooo:rsid="006e030a" style:font-name-asian="Times New Roman1" style:font-size-asian="12pt" style:font-name-complex="Times New Roman1"/>
    </style:style>
    <style:style style:name="T47" style:family="text">
      <style:text-properties fo:color="#000000" style:font-name="Times New Roman" fo:font-size="12pt" officeooo:rsid="006ecd4e" style:font-name-asian="Times New Roman1" style:font-size-asian="12pt" style:font-name-complex="Times New Roman1"/>
    </style:style>
    <style:style style:name="T48" style:family="text">
      <style:text-properties fo:color="#000000" style:font-name="Times New Roman" fo:font-size="12pt" officeooo:rsid="006f8a54" style:font-name-asian="Times New Roman1" style:font-size-asian="12pt" style:font-name-complex="Times New Roman1"/>
    </style:style>
    <style:style style:name="T49" style:family="text">
      <style:text-properties fo:color="#000000" style:font-name="Times New Roman" fo:font-size="12pt" officeooo:rsid="0070928d" style:font-name-asian="Times New Roman1" style:font-size-asian="12pt" style:font-name-complex="Times New Roman1"/>
    </style:style>
    <style:style style:name="T50" style:family="text">
      <style:text-properties fo:color="#000000" style:font-name="Times New Roman" fo:font-size="12pt" officeooo:rsid="007168e5" style:font-name-asian="Times New Roman1" style:font-size-asian="12pt" style:font-name-complex="Times New Roman1"/>
    </style:style>
    <style:style style:name="T51" style:family="text">
      <style:text-properties fo:color="#000000" style:font-name="Times New Roman" fo:font-size="12pt" officeooo:rsid="0088c443" style:font-name-asian="Times New Roman1" style:font-size-asian="12pt" style:font-name-complex="Times New Roman1"/>
    </style:style>
    <style:style style:name="T52"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3" style:family="text">
      <style:text-properties officeooo:rsid="004a4ce4"/>
    </style:style>
    <style:style style:name="T54" style:family="text">
      <style:text-properties officeooo:rsid="004ed9ab"/>
    </style:style>
    <style:style style:name="T55" style:family="text">
      <style:text-properties officeooo:rsid="00542772"/>
    </style:style>
    <style:style style:name="T56" style:family="text">
      <style:text-properties officeooo:rsid="0055ae7e"/>
    </style:style>
    <style:style style:name="T57" style:family="text">
      <style:text-properties officeooo:rsid="00560dae"/>
    </style:style>
    <style:style style:name="T58" style:family="text">
      <style:text-properties officeooo:rsid="005992b7"/>
    </style:style>
    <style:style style:name="T59" style:family="text">
      <style:text-properties officeooo:rsid="005a29b9"/>
    </style:style>
    <style:style style:name="T60" style:family="text">
      <style:text-properties officeooo:rsid="005c6cfb"/>
    </style:style>
    <style:style style:name="T61" style:family="text">
      <style:text-properties officeooo:rsid="005f2a88"/>
    </style:style>
    <style:style style:name="T62" style:family="text">
      <style:text-properties officeooo:rsid="005f565d"/>
    </style:style>
    <style:style style:name="T63" style:family="text">
      <style:text-properties officeooo:rsid="00622482"/>
    </style:style>
    <style:style style:name="T64" style:family="text">
      <style:text-properties officeooo:rsid="0063bbe6"/>
    </style:style>
    <style:style style:name="T65" style:family="text">
      <style:text-properties officeooo:rsid="00655a0d"/>
    </style:style>
    <style:style style:name="T66" style:family="text">
      <style:text-properties officeooo:rsid="00656f12"/>
    </style:style>
    <style:style style:name="T67" style:family="text">
      <style:text-properties officeooo:rsid="00681766"/>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7a58b3" style:font-style-asian="italic" style:font-weight-asian="bold" style:font-style-complex="italic"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69a790" style:font-style-asian="normal" style:font-weight-asian="normal" style:font-style-complex="normal" style:font-weight-complex="normal"/>
    </style:style>
    <style:style style:name="T72" style:family="text">
      <style:text-properties fo:font-style="normal" fo:font-weight="normal" officeooo:rsid="0072f9e4" style:font-style-asian="normal" style:font-weight-asian="normal" style:font-style-complex="normal" style:font-weight-complex="normal"/>
    </style:style>
    <style:style style:name="T73" style:family="text">
      <style:text-properties officeooo:rsid="007374ad"/>
    </style:style>
    <style:style style:name="T74" style:family="text">
      <style:text-properties officeooo:rsid="007618e6"/>
    </style:style>
    <style:style style:name="T75" style:family="text">
      <style:text-properties officeooo:rsid="007a58b3"/>
    </style:style>
    <style:style style:name="T76" style:family="text">
      <style:text-properties officeooo:rsid="007e24b7"/>
    </style:style>
    <style:style style:name="T77" style:family="text">
      <style:text-properties officeooo:rsid="007f1c60"/>
    </style:style>
    <style:style style:name="T78" style:family="text">
      <style:text-properties officeooo:rsid="0083b3cf"/>
    </style:style>
    <style:style style:name="T79" style:family="text">
      <style:text-properties officeooo:rsid="00852e42"/>
    </style:style>
    <style:style style:name="T80" style:family="text">
      <style:text-properties officeooo:rsid="00870622"/>
    </style:style>
    <style:style style:name="T81" style:family="text">
      <style:text-properties officeooo:rsid="0088c443"/>
    </style:style>
    <style:style style:name="T82" style:family="text">
      <style:text-properties officeooo:rsid="008dca02"/>
    </style:style>
    <style:style style:name="T83" style:family="text">
      <style:text-properties officeooo:rsid="0092c487"/>
    </style:style>
    <style:style style:name="T84" style:family="text">
      <style:text-properties officeooo:rsid="009b0c55"/>
    </style:style>
    <style:style style:name="T85" style:family="text">
      <style:text-properties officeooo:rsid="009c97a0"/>
    </style:style>
    <style:style style:name="T86" style:family="text">
      <style:text-properties officeooo:rsid="009e3862"/>
    </style:style>
    <style:style style:name="T87" style:family="text">
      <style:text-properties officeooo:rsid="009fb743"/>
    </style:style>
    <style:style style:name="T88" style:family="text">
      <style:text-properties officeooo:rsid="00a08b62"/>
    </style:style>
    <style:style style:name="T89" style:family="text">
      <style:text-properties officeooo:rsid="00a2d5b7"/>
    </style:style>
    <style:style style:name="T90" style:family="text">
      <style:text-properties officeooo:rsid="00a565a9"/>
    </style:style>
    <style:style style:name="T91" style:family="text">
      <style:text-properties officeooo:rsid="00aaae59"/>
    </style:style>
    <style:style style:name="T92" style:family="text">
      <style:text-properties officeooo:rsid="00b07449"/>
    </style:style>
    <style:style style:name="T93" style:family="text">
      <style:text-properties officeooo:rsid="00b9bfb3"/>
    </style:style>
    <style:style style:name="T94" style:family="text">
      <style:text-properties officeooo:rsid="00bb88d5"/>
    </style:style>
    <style:style style:name="T95" style:family="text">
      <style:text-properties officeooo:rsid="00bd160c"/>
    </style:style>
    <style:style style:name="T96" style:family="text">
      <style:text-properties officeooo:rsid="00c07655"/>
    </style:style>
    <style:style style:name="T97" style:family="text">
      <style:text-properties officeooo:rsid="00c12fd3"/>
    </style:style>
    <style:style style:name="T98" style:family="text">
      <style:text-properties officeooo:rsid="00c47e58"/>
    </style:style>
    <style:style style:name="T99" style:family="text">
      <style:text-properties officeooo:rsid="00c76e18"/>
    </style:style>
    <style:style style:name="T100" style:family="text">
      <style:text-properties officeooo:rsid="00c9894c"/>
    </style:style>
    <style:style style:name="T101" style:family="text">
      <style:text-properties officeooo:rsid="00caeff6"/>
    </style:style>
    <style:style style:name="T102" style:family="text">
      <style:text-properties officeooo:rsid="00cdf6ec"/>
    </style:style>
    <style:style style:name="T103" style:family="text">
      <style:text-properties officeooo:rsid="00d1ae0b"/>
    </style:style>
    <style:style style:name="T104" style:family="text">
      <style:text-properties officeooo:rsid="00d1f17d"/>
    </style:style>
    <style:style style:name="T105" style:family="text">
      <style:text-properties officeooo:rsid="00d203a6"/>
    </style:style>
    <style:style style:name="T106" style:family="text">
      <style:text-properties officeooo:rsid="00d379a1"/>
    </style:style>
    <style:style style:name="T107" style:family="text">
      <style:text-properties officeooo:rsid="00d4fd83"/>
    </style:style>
    <style:style style:name="T108" style:family="text">
      <style:text-properties officeooo:rsid="00d8e838"/>
    </style:style>
    <style:style style:name="T10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1298032" text:id="ct31298032">
          <text:insertion>
            <office:change-info>
              <dc:creator>Autor desconocido</dc:creator>
              <dc:date>2016-04-24T12:49:00</dc:date>
            </office:change-info>
          </text:insertion>
        </text:changed-region>
        <text:changed-region xml:id="ct31302032" text:id="ct31302032">
          <text:insertion>
            <office:change-info>
              <dc:creator>Autor desconocido</dc:creator>
              <dc:date>2014-09-15T12:17:00</dc:date>
            </office:change-info>
          </text:insertion>
        </text:changed-region>
        <text:changed-region xml:id="ct31299520" text:id="ct31299520">
          <text:insertion>
            <office:change-info>
              <dc:creator>Unknown Author</dc:creator>
              <dc:date>2014-06-22T11:54:00</dc:date>
            </office:change-info>
          </text:insertion>
        </text:changed-region>
        <text:changed-region xml:id="ct31303088" text:id="ct31303088">
          <text:insertion>
            <office:change-info>
              <dc:creator>Autor desconocido</dc:creator>
              <dc:date>2014-09-15T12:17:00</dc:date>
            </office:change-info>
          </text:insertion>
        </text:changed-region>
        <text:changed-region xml:id="ct31303488" text:id="ct31303488">
          <text:insertion>
            <office:change-info>
              <dc:creator>Unknown Author</dc:creator>
              <dc:date>2014-06-22T11:54:00</dc:date>
            </office:change-info>
          </text:insertion>
        </text:changed-region>
        <text:changed-region xml:id="ct31236272" text:id="ct31236272">
          <text:insertion>
            <office:change-info>
              <dc:creator>Eduardo Grosclaude</dc:creator>
              <dc:date>2014-06-22T06:34:00</dc:date>
            </office:change-info>
          </text:insertion>
        </text:changed-region>
        <text:changed-region xml:id="ct31252304" text:id="ct31252304">
          <text:insertion>
            <office:change-info>
              <dc:creator>Eduardo Grosclaude</dc:creator>
              <dc:date>2014-06-22T06:35:00</dc:date>
            </office:change-info>
          </text:insertion>
        </text:changed-region>
        <text:changed-region xml:id="ct31302656" text:id="ct31302656">
          <text:insertion>
            <office:change-info>
              <dc:creator>Eduardo Grosclaude</dc:creator>
              <dc:date>2014-06-22T06:36:00</dc:date>
            </office:change-info>
          </text:insertion>
        </text:changed-region>
        <text:changed-region xml:id="ct31213392" text:id="ct31213392">
          <text:insertion>
            <office:change-info>
              <dc:creator>Eduardo Grosclaude</dc:creator>
              <dc:date>2014-06-22T06:38:00</dc:date>
            </office:change-info>
          </text:insertion>
        </text:changed-region>
        <text:changed-region xml:id="ct31310240" text:id="ct31310240">
          <text:insertion>
            <office:change-info>
              <dc:creator>Eduardo Grosclaude</dc:creator>
              <dc:date>2014-06-22T06:40:00</dc:date>
            </office:change-info>
          </text:insertion>
        </text:changed-region>
        <text:changed-region xml:id="ct31308304" text:id="ct31308304">
          <text:insertion>
            <office:change-info>
              <dc:creator>Eduardo Grosclaude</dc:creator>
              <dc:date>2014-06-22T06:39:00</dc:date>
            </office:change-info>
          </text:insertion>
        </text:changed-region>
        <text:changed-region xml:id="ct31308528" text:id="ct31308528">
          <text:insertion>
            <office:change-info>
              <dc:creator>Eduardo Grosclaude</dc:creator>
              <dc:date>2014-06-22T06:40:00</dc:date>
            </office:change-info>
          </text:insertion>
        </text:changed-region>
        <text:changed-region xml:id="ct31309600" text:id="ct31309600">
          <text:insertion>
            <office:change-info>
              <dc:creator>Eduardo Grosclaude</dc:creator>
              <dc:date>2014-06-22T06:41:00</dc:date>
            </office:change-info>
          </text:insertion>
        </text:changed-region>
        <text:changed-region xml:id="ct31213616" text:id="ct31213616">
          <text:insertion>
            <office:change-info>
              <dc:creator>Eduardo Grosclaude</dc:creator>
              <dc:date>2014-06-22T06:38:00</dc:date>
            </office:change-info>
          </text:insertion>
        </text:changed-region>
        <text:changed-region xml:id="ct31319328" text:id="ct31319328">
          <text:insertion>
            <office:change-info>
              <dc:creator>Eduardo Grosclaude</dc:creator>
              <dc:date>2014-06-22T06:49:00</dc:date>
            </office:change-info>
          </text:insertion>
        </text:changed-region>
        <text:changed-region xml:id="ct31302432" text:id="ct31302432">
          <text:insertion>
            <office:change-info>
              <dc:creator>Eduardo Grosclaude</dc:creator>
              <dc:date>2014-06-22T07:06:00</dc:date>
            </office:change-info>
          </text:insertion>
        </text:changed-region>
        <text:changed-region xml:id="ct31211056" text:id="ct31211056">
          <text:insertion>
            <office:change-info>
              <dc:creator>Eduardo Grosclaude</dc:creator>
              <dc:date>2014-06-22T07:07:00</dc:date>
            </office:change-info>
          </text:insertion>
        </text:changed-region>
        <text:changed-region xml:id="ct30919216" text:id="ct30919216">
          <text:insertion>
            <office:change-info>
              <dc:creator>Eduardo Grosclaude</dc:creator>
              <dc:date>2014-06-22T07:09:00</dc:date>
            </office:change-info>
          </text:insertion>
        </text:changed-region>
        <text:changed-region xml:id="ct31212848" text:id="ct31212848">
          <text:insertion>
            <office:change-info>
              <dc:creator>Eduardo Grosclaude</dc:creator>
              <dc:date>2014-06-22T07:10:00</dc:date>
            </office:change-info>
          </text:insertion>
        </text:changed-region>
        <text:changed-region xml:id="ct30921568" text:id="ct30921568">
          <text:insertion>
            <office:change-info>
              <dc:creator>Eduardo Grosclaude</dc:creator>
              <dc:date>2014-06-22T07:11:00</dc:date>
            </office:change-info>
          </text:insertion>
        </text:changed-region>
        <text:changed-region xml:id="ct31318752" text:id="ct31318752">
          <text:insertion>
            <office:change-info>
              <dc:creator>Eduardo Grosclaude</dc:creator>
              <dc:date>2014-07-14T06:30:00</dc:date>
            </office:change-info>
          </text:insertion>
        </text:changed-region>
        <text:changed-region xml:id="ct31323792" text:id="ct31323792">
          <text:insertion>
            <office:change-info>
              <dc:creator>Autor desconocido</dc:creator>
              <dc:date>2016-04-24T12:46:00</dc:date>
            </office:change-info>
          </text:insertion>
        </text:changed-region>
        <text:changed-region xml:id="ct31315040" text:id="ct31315040">
          <text:insertion>
            <office:change-info>
              <dc:creator>Autor desconocido</dc:creator>
              <dc:date>2016-04-24T12:47:00</dc:date>
            </office:change-info>
          </text:insertion>
        </text:changed-region>
        <text:changed-region xml:id="ct31325072" text:id="ct31325072">
          <text:insertion>
            <office:change-info>
              <dc:creator>Unknown Author</dc:creator>
              <dc:date>2014-06-22T11:56:00</dc:date>
            </office:change-info>
          </text:insertion>
        </text:changed-region>
        <text:changed-region xml:id="ct31327872" text:id="ct31327872">
          <text:insertion>
            <office:change-info>
              <dc:creator>Unknown Author</dc:creator>
              <dc:date>2014-06-22T11:56:00</dc:date>
            </office:change-info>
          </text:insertion>
        </text:changed-region>
        <text:changed-region xml:id="ct31330816" text:id="ct31330816">
          <text:insertion>
            <office:change-info>
              <dc:creator>Unknown Author</dc:creator>
              <dc:date>2014-06-22T11:56:00</dc:date>
            </office:change-info>
          </text:insertion>
        </text:changed-region>
        <text:changed-region xml:id="ct31332304" text:id="ct31332304">
          <text:insertion>
            <office:change-info>
              <dc:creator>Unknown Author</dc:creator>
              <dc:date>2014-06-22T11:57:00</dc:date>
            </office:change-info>
          </text:insertion>
        </text:changed-region>
        <text:changed-region xml:id="ct31318000" text:id="ct31318000">
          <text:insertion>
            <office:change-info>
              <dc:creator>Unknown Author</dc:creator>
              <dc:date>2014-06-22T12:01:00</dc:date>
            </office:change-info>
          </text:insertion>
        </text:changed-region>
        <text:changed-region xml:id="ct31336048" text:id="ct31336048">
          <text:insertion>
            <office:change-info>
              <dc:creator>Eduardo Grosclaude</dc:creator>
              <dc:date>2014-07-14T06:29:00</dc:date>
            </office:change-info>
          </text:insertion>
        </text:changed-region>
        <text:changed-region xml:id="ct31338512" text:id="ct31338512">
          <text:insertion>
            <office:change-info>
              <dc:creator>Unknown Author</dc:creator>
              <dc:date>2014-06-22T12:01:00</dc:date>
            </office:change-info>
          </text:insertion>
        </text:changed-region>
        <text:changed-region xml:id="ct31322304" text:id="ct31322304">
          <text:insertion>
            <office:change-info>
              <dc:creator>Eduardo Grosclaude</dc:creator>
              <dc:date>2014-07-14T06:26:00</dc:date>
            </office:change-info>
          </text:insertion>
        </text:changed-region>
        <text:changed-region xml:id="ct31307696" text:id="ct31307696">
          <text:insertion>
            <office:change-info>
              <dc:creator>Eduardo Grosclaude</dc:creator>
              <dc:date>2014-07-14T06:26:00</dc:date>
            </office:change-info>
          </text:insertion>
        </text:changed-region>
        <text:changed-region xml:id="ct31336272" text:id="ct31336272">
          <text:insertion>
            <office:change-info>
              <dc:creator>Eduardo Grosclaude</dc:creator>
              <dc:date>2014-07-14T06:26:00</dc:date>
            </office:change-info>
          </text:insertion>
        </text:changed-region>
        <text:changed-region xml:id="ct31248416" text:id="ct31248416">
          <text:deletion>
            <office:change-info>
              <dc:creator>Eduardo Grosclaude</dc:creator>
              <dc:date>2014-07-14T06:26:00</dc:date>
            </office:change-info>
            <text:p text:style-name="P1">c</text:p>
          </text:deletion>
        </text:changed-region>
        <text:changed-region xml:id="ct31317232" text:id="ct31317232">
          <text:insertion>
            <office:change-info>
              <dc:creator>Eduardo Grosclaude</dc:creator>
              <dc:date>2014-07-14T06:25:00</dc:date>
            </office:change-info>
          </text:insertion>
        </text:changed-region>
        <text:changed-region xml:id="ct31326816" text:id="ct31326816">
          <text:deletion>
            <office:change-info>
              <dc:creator>Autor desconocido</dc:creator>
              <dc:date>2016-05-04T12:23:00</dc:date>
            </office:change-info>
            <text:p text:style-name="P1"><office:annotation><dc:creator>Andres Huayquil </dc:creator><dc:date>2016-04-24T13:29:13</dc:date><loext:sender-initials>A</loext:sender-initials><text:p text:style-name="P175"><text:span text:style-name="T109">Respuesta a Eduardo Grosclaude (14/07/2014, 06:25): "..."</text:span></text:p><text:p><text:span text:style-name="T110">Si sigo leyendo Andrews habla de lo mismo, aparentemente el libro de Andrews es bastante oldie...</text:span></text:p></office:annotation></text:p>
          </text:deletion>
        </text:changed-region>
        <text:changed-region xml:id="ct30923136" text:id="ct30923136">
          <text:insertion>
            <office:change-info>
              <dc:creator>Eduardo Grosclaude</dc:creator>
              <dc:date>2014-07-14T06:43:00</dc:date>
            </office:change-info>
          </text:insertion>
        </text:changed-region>
        <text:changed-region xml:id="ct31331472" text:id="ct31331472">
          <text:insertion>
            <office:change-info>
              <dc:creator>Eduardo Grosclaude</dc:creator>
              <dc:date>2014-07-14T06:54:00</dc:date>
            </office:change-info>
          </text:insertion>
        </text:changed-region>
        <text:changed-region xml:id="ct31325840" text:id="ct31325840">
          <text:insertion>
            <office:change-info>
              <dc:creator>Eduardo Grosclaude</dc:creator>
              <dc:date>2014-07-14T06:40:00</dc:date>
            </office:change-info>
          </text:insertion>
        </text:changed-region>
        <text:changed-region xml:id="ct31215648" text:id="ct31215648">
          <text:insertion>
            <office:change-info>
              <dc:creator>Eduardo Grosclaude</dc:creator>
              <dc:date>2014-07-14T06:41:00</dc:date>
            </office:change-info>
          </text:insertion>
        </text:changed-region>
        <text:changed-region xml:id="ct31313296" text:id="ct31313296">
          <text:insertion>
            <office:change-info>
              <dc:creator>Eduardo Grosclaude</dc:creator>
              <dc:date>2014-07-14T06:50:00</dc:date>
            </office:change-info>
          </text:insertion>
        </text:changed-region>
        <text:changed-region xml:id="ct31314704" text:id="ct31314704">
          <text:insertion>
            <office:change-info>
              <dc:creator>Eduardo Grosclaude</dc:creator>
              <dc:date>2014-07-14T06:51:00</dc:date>
            </office:change-info>
          </text:insertion>
        </text:changed-region>
        <text:changed-region xml:id="ct31356000" text:id="ct31356000">
          <text:insertion>
            <office:change-info>
              <dc:creator>Eduardo Grosclaude</dc:creator>
              <dc:date>2014-07-14T06:46:00</dc:date>
            </office:change-info>
          </text:insertion>
        </text:changed-region>
        <text:changed-region xml:id="ct31325584" text:id="ct31325584">
          <text:insertion>
            <office:change-info>
              <dc:creator>Eduardo Grosclaude</dc:creator>
              <dc:date>2014-07-14T07:05:00</dc:date>
            </office:change-info>
          </text:insertion>
        </text:changed-region>
        <text:changed-region xml:id="ct31313808" text:id="ct31313808">
          <text:insertion>
            <office:change-info>
              <dc:creator>Andres Huayquil </dc:creator>
              <dc:date>2016-05-05T19:55:00</dc:date>
            </office:change-info>
          </text:insertion>
        </text:changed-region>
        <text:changed-region xml:id="ct31330576" text:id="ct31330576">
          <text:insertion>
            <office:change-info>
              <dc:creator>Eduardo Grosclaude</dc:creator>
              <dc:date>2014-07-14T07:05:00</dc:date>
            </office:change-info>
          </text:insertion>
        </text:changed-region>
        <text:changed-region xml:id="ct31359408" text:id="ct31359408">
          <text:deletion>
            <office:change-info>
              <dc:creator>Andres Huayquil </dc:creator>
              <dc:date>2016-05-05T20:53:00</dc:date>
            </office:change-info>
            <text:p text:style-name="P2">El problema que se nos presenta a</text:p>
          </text:deletion>
        </text:changed-region>
        <text:changed-region xml:id="ct31363312" text:id="ct31363312">
          <text:insertion>
            <office:change-info>
              <dc:creator>Andres Huayquil </dc:creator>
              <dc:date>2016-05-05T20:53:00</dc:date>
            </office:change-info>
          </text:insertion>
        </text:changed-region>
        <text:changed-region xml:id="ct31360784" text:id="ct31360784">
          <text:insertion>
            <office:change-info>
              <dc:creator>Andres Huayquil </dc:creator>
              <dc:date>2016-05-05T20:54:00</dc:date>
            </office:change-info>
          </text:insertion>
        </text:changed-region>
        <text:changed-region xml:id="ct31361104" text:id="ct31361104">
          <text:deletion>
            <office:change-info>
              <dc:creator>Andres Huayquil </dc:creator>
              <dc:date>2016-05-05T20:54:00</dc:date>
            </office:change-info>
            <text:p text:style-name="P2">es el de </text:p>
          </text:deletion>
        </text:changed-region>
        <text:changed-region xml:id="ct31363904" text:id="ct31363904">
          <text:insertion>
            <office:change-info>
              <dc:creator>Andres Huayquil </dc:creator>
              <dc:date>2016-05-05T20:54:00</dc:date>
            </office:change-info>
          </text:insertion>
        </text:changed-region>
        <text:changed-region xml:id="ct31368304" text:id="ct31368304">
          <text:format-change>
            <office:change-info>
              <dc:creator>Andres Huayquil </dc:creator>
              <dc:date>2016-05-05T20:55:00</dc:date>
            </office:change-info>
          </text:format-change>
        </text:changed-region>
        <text:changed-region xml:id="ct31372960" text:id="ct31372960">
          <text:insertion>
            <office:change-info>
              <dc:creator>Andres Huayquil </dc:creator>
              <dc:date>2016-05-05T21:11:00</dc:date>
            </office:change-info>
          </text:insertion>
        </text:changed-region>
        <text:changed-region xml:id="ct31373792" text:id="ct31373792">
          <text:insertion>
            <office:change-info>
              <dc:creator>Andres Huayquil </dc:creator>
              <dc:date>2016-05-05T21:12:00</dc:date>
            </office:change-info>
          </text:insertion>
        </text:changed-region>
        <text:changed-region xml:id="ct31373536" text:id="ct31373536">
          <text:insertion>
            <office:change-info>
              <dc:creator>Andres Huayquil </dc:creator>
              <dc:date>2016-05-05T21:13:00</dc:date>
            </office:change-info>
          </text:insertion>
        </text:changed-region>
        <text:changed-region xml:id="ct31374016" text:id="ct31374016">
          <text:insertion>
            <office:change-info>
              <dc:creator>Andres Huayquil </dc:creator>
              <dc:date>2016-05-05T21:14:00</dc:date>
            </office:change-info>
          </text:insertion>
        </text:changed-region>
        <text:changed-region xml:id="ct31375088" text:id="ct31375088">
          <text:insertion>
            <office:change-info>
              <dc:creator>Andres Huayquil </dc:creator>
              <dc:date>2016-05-05T21:15:00</dc:date>
            </office:change-info>
          </text:insertion>
        </text:changed-region>
        <text:changed-region xml:id="ct31374240" text:id="ct31374240">
          <text:insertion>
            <office:change-info>
              <dc:creator>Andres Huayquil </dc:creator>
              <dc:date>2016-05-05T21:16:00</dc:date>
            </office:change-info>
          </text:insertion>
        </text:changed-region>
        <text:changed-region xml:id="ct31374752" text:id="ct31374752">
          <text:insertion>
            <office:change-info>
              <dc:creator>Andres Huayquil </dc:creator>
              <dc:date>2016-05-05T21:17:00</dc:date>
            </office:change-info>
          </text:insertion>
        </text:changed-region>
        <text:changed-region xml:id="ct31376480" text:id="ct31376480">
          <text:deletion>
            <office:change-info>
              <dc:creator>Andres Huayquil </dc:creator>
              <dc:date>2016-05-05T21:17:00</dc:date>
            </office:change-info>
            <text:p text:style-name="P3"><text:span text:style-name="T1">A</text:span></text:p>
          </text:deletion>
        </text:changed-region>
        <text:changed-region xml:id="ct31376704" text:id="ct31376704">
          <text:insertion>
            <office:change-info>
              <dc:creator>Andres Huayquil </dc:creator>
              <dc:date>2016-05-05T21:17:00</dc:date>
            </office:change-info>
          </text:insertion>
        </text:changed-region>
        <text:changed-region xml:id="ct31376928" text:id="ct31376928">
          <text:deletion>
            <office:change-info>
              <dc:creator>Andres Huayquil </dc:creator>
              <dc:date>2016-05-05T21:17:00</dc:date>
            </office:change-info>
            <text:p text:style-name="P3"><text:s/>otro factor a tener en cuenta</text:p>
          </text:deletion>
        </text:changed-region>
        <text:changed-region xml:id="ct31198848" text:id="ct31198848">
          <text:deletion>
            <office:change-info>
              <dc:creator>Eduardo Grosclaude</dc:creator>
              <dc:date>2014-07-14T07:04:00</dc:date>
            </office:change-info>
            <text:p text:style-name="P3"/>
            <text:p text:style-name="P4"/>
            <text:p text:style-name="P3"/>
          </text:deletion>
        </text:changed-region>
        <text:changed-region xml:id="ct31385808" text:id="ct31385808">
          <text:insertion>
            <office:change-info>
              <dc:creator>Andres Huayquil </dc:creator>
              <dc:date>2016-05-05T21:19:00</dc:date>
            </office:change-info>
          </text:insertion>
        </text:changed-region>
        <text:changed-region xml:id="ct31385536" text:id="ct31385536">
          <text:insertion>
            <office:change-info>
              <dc:creator>Andres Huayquil </dc:creator>
              <dc:date>2016-05-05T21:20:00</dc:date>
            </office:change-info>
          </text:insertion>
        </text:changed-region>
        <text:changed-region xml:id="ct31368720" text:id="ct31368720">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31388144" text:id="ct31388144">
          <text:insertion>
            <office:change-info>
              <dc:creator>Eduardo Grosclaude</dc:creator>
              <dc:date>2014-07-14T07:06:00</dc:date>
            </office:change-info>
          </text:insertion>
        </text:changed-region>
        <text:changed-region xml:id="ct31390672" text:id="ct31390672">
          <text:insertion>
            <office:change-info>
              <dc:creator>Eduardo Grosclaude</dc:creator>
              <dc:date>2014-07-14T07:07:00</dc:date>
            </office:change-info>
          </text:insertion>
        </text:changed-region>
        <text:changed-region xml:id="ct31316992" text:id="ct31316992">
          <text:insertion>
            <office:change-info>
              <dc:creator>Andres Huayquil </dc:creator>
              <dc:date>2016-05-07T17:14:00</dc:date>
            </office:change-info>
          </text:insertion>
        </text:changed-region>
        <text:changed-region xml:id="ct31362160" text:id="ct31362160">
          <text:insertion>
            <office:change-info>
              <dc:creator>Andres Huayquil </dc:creator>
              <dc:date>2016-05-05T20:39:00</dc:date>
            </office:change-info>
          </text:insertion>
        </text:changed-region>
        <text:changed-region xml:id="ct31408368" text:id="ct31408368">
          <text:insertion>
            <office:change-info>
              <dc:creator>Andres Huayquil </dc:creator>
              <dc:date>2016-05-05T20:39:00</dc:date>
            </office:change-info>
          </text:insertion>
        </text:changed-region>
        <text:changed-region xml:id="ct29218576" text:id="ct29218576">
          <text:insertion>
            <office:change-info>
              <dc:creator>Andres Huayquil </dc:creator>
              <dc:date>2016-05-05T20:40:00</dc:date>
            </office:change-info>
          </text:insertion>
        </text:changed-region>
        <text:changed-region xml:id="ct29225392" text:id="ct29225392">
          <text:insertion>
            <office:change-info>
              <dc:creator>Andres Huayquil </dc:creator>
              <dc:date>2016-05-05T21:21:00</dc:date>
            </office:change-info>
          </text:insertion>
        </text:changed-region>
        <text:changed-region xml:id="ct29225616" text:id="ct29225616">
          <text:insertion>
            <office:change-info>
              <dc:creator>Andres Huayquil </dc:creator>
              <dc:date>2016-05-05T21:22:00</dc:date>
            </office:change-info>
          </text:insertion>
        </text:changed-region>
        <text:changed-region xml:id="ct29226128" text:id="ct29226128">
          <text:insertion>
            <office:change-info>
              <dc:creator>Andres Huayquil </dc:creator>
              <dc:date>2016-05-05T21:23:00</dc:date>
            </office:change-info>
          </text:insertion>
        </text:changed-region>
        <text:changed-region xml:id="ct31238688" text:id="ct31238688">
          <text:insertion>
            <office:change-info>
              <dc:creator>Andres Huayquil </dc:creator>
              <dc:date>2016-05-07T17:24:00</dc:date>
            </office:change-info>
          </text:insertion>
        </text:changed-region>
        <text:changed-region xml:id="ct31237456" text:id="ct31237456">
          <text:insertion>
            <office:change-info>
              <dc:creator>Andres Huayquil </dc:creator>
              <dc:date>2016-05-07T17:18:00</dc:date>
            </office:change-info>
          </text:insertion>
        </text:changed-region>
        <text:changed-region xml:id="ct29218800" text:id="ct29218800">
          <text:insertion>
            <office:change-info>
              <dc:creator>Andres Huayquil </dc:creator>
              <dc:date>2016-05-07T18:05:00</dc:date>
            </office:change-info>
          </text:insertion>
        </text:changed-region>
        <text:changed-region xml:id="ct31408592" text:id="ct31408592">
          <text:insertion>
            <office:change-info>
              <dc:creator>Andres Huayquil </dc:creator>
              <dc:date>2016-05-07T18:05:00</dc:date>
            </office:change-info>
          </text:insertion>
        </text:changed-region>
        <text:changed-region xml:id="ct29227216" text:id="ct29227216">
          <text:insertion>
            <office:change-info>
              <dc:creator>Andres Huayquil </dc:creator>
              <dc:date>2016-05-07T18:05:00</dc:date>
            </office:change-info>
          </text:insertion>
        </text:changed-region>
        <text:changed-region xml:id="ct29228768" text:id="ct29228768">
          <text:insertion>
            <office:change-info>
              <dc:creator>Andres Huayquil </dc:creator>
              <dc:date>2016-05-07T18:06:00</dc:date>
            </office:change-info>
          </text:insertion>
        </text:changed-region>
        <text:changed-region xml:id="ct29230256" text:id="ct29230256">
          <text:insertion>
            <office:change-info>
              <dc:creator>Andres Huayquil </dc:creator>
              <dc:date>2016-05-07T18:06:00</dc:date>
            </office:change-info>
          </text:insertion>
        </text:changed-region>
        <text:changed-region xml:id="ct29221872" text:id="ct29221872">
          <text:insertion>
            <office:change-info>
              <dc:creator>Andres Huayquil </dc:creator>
              <dc:date>2016-05-05T21:23:00</dc:date>
            </office:change-info>
          </text:insertion>
        </text:changed-region>
        <text:changed-region xml:id="ct31241824" text:id="ct31241824">
          <text:insertion>
            <office:change-info>
              <dc:creator>Andres Huayquil </dc:creator>
              <dc:date>2016-05-05T21:22:00</dc:date>
            </office:change-info>
          </text:insertion>
        </text:changed-region>
        <text:changed-region xml:id="ct31389184" text:id="ct31389184">
          <text:insertion>
            <office:change-info>
              <dc:creator>Andres Huayquil </dc:creator>
              <dc:date>2016-05-05T21:23:00</dc:date>
            </office:change-info>
          </text:insertion>
        </text:changed-region>
        <text:changed-region xml:id="ct31151760" text:id="ct31151760">
          <text:insertion>
            <office:change-info>
              <dc:creator>Andres Huayquil </dc:creator>
              <dc:date>2016-05-07T18:07:00</dc:date>
            </office:change-info>
          </text:insertion>
        </text:changed-region>
        <text:changed-region xml:id="ct31408816" text:id="ct31408816">
          <text:insertion>
            <office:change-info>
              <dc:creator>Eduardo Grosclaude</dc:creator>
              <dc:date>2014-07-14T07:08:00</dc:date>
            </office:change-info>
          </text:insertion>
        </text:changed-region>
        <text:changed-region xml:id="ct29220576" text:id="ct29220576">
          <text:insertion>
            <office:change-info>
              <dc:creator>Andres Huayquil </dc:creator>
              <dc:date>2016-05-07T18:19:00</dc:date>
            </office:change-info>
          </text:insertion>
        </text:changed-region>
        <text:changed-region xml:id="ct29221264" text:id="ct29221264">
          <text:insertion>
            <office:change-info>
              <dc:creator>Andres Huayquil </dc:creator>
              <dc:date>2016-05-07T18:20:00</dc:date>
            </office:change-info>
          </text:insertion>
        </text:changed-region>
        <text:changed-region xml:id="ct29229584" text:id="ct29229584">
          <text:insertion>
            <office:change-info>
              <dc:creator>Andres Huayquil </dc:creator>
              <dc:date>2016-05-07T18:20:00</dc:date>
            </office:change-info>
          </text:insertion>
        </text:changed-region>
        <text:changed-region xml:id="ct29230480" text:id="ct29230480">
          <text:insertion>
            <office:change-info>
              <dc:creator>Eduardo Grosclaude</dc:creator>
              <dc:date>2014-07-14T07:10:00</dc:date>
            </office:change-info>
          </text:insertion>
        </text:changed-region>
        <text:changed-region xml:id="ct29219024" text:id="ct29219024">
          <text:insertion>
            <office:change-info>
              <dc:creator>Andres Huayquil </dc:creator>
              <dc:date>2016-05-07T18:21:00</dc:date>
            </office:change-info>
          </text:insertion>
        </text:changed-region>
        <text:changed-region xml:id="ct29235680" text:id="ct29235680">
          <text:insertion>
            <office:change-info>
              <dc:creator>Eduardo Grosclaude</dc:creator>
              <dc:date>2014-07-14T07:10:00</dc:date>
            </office:change-info>
          </text:insertion>
        </text:changed-region>
        <text:changed-region xml:id="ct31244176" text:id="ct31244176">
          <text:insertion>
            <office:change-info>
              <dc:creator>Andres Huayquil </dc:creator>
              <dc:date>2016-05-07T18:21:00</dc:date>
            </office:change-info>
          </text:insertion>
        </text:changed-region>
        <text:changed-region xml:id="ct29226928" text:id="ct29226928">
          <text:insertion>
            <office:change-info>
              <dc:creator>Andres Huayquil </dc:creator>
              <dc:date>2016-04-24T14:55:00</dc:date>
            </office:change-info>
          </text:insertion>
        </text:changed-region>
        <text:changed-region xml:id="ct31305248" text:id="ct31305248">
          <text:insertion>
            <office:change-info>
              <dc:creator>Andres Huayquil </dc:creator>
              <dc:date>2016-04-24T15:17:00</dc:date>
            </office:change-info>
          </text:insertion>
        </text:changed-region>
        <text:changed-region xml:id="ct29243936" text:id="ct29243936">
          <text:insertion>
            <office:change-info>
              <dc:creator>Andres Huayquil </dc:creator>
              <dc:date>2016-04-24T15:18:00</dc:date>
            </office:change-info>
          </text:insertion>
        </text:changed-region>
        <text:changed-region xml:id="ct29244160" text:id="ct29244160">
          <text:insertion>
            <office:change-info>
              <dc:creator>Andres Huayquil </dc:creator>
              <dc:date>2016-04-24T15:19:00</dc:date>
            </office:change-info>
          </text:insertion>
        </text:changed-region>
        <text:changed-region xml:id="ct29244496" text:id="ct29244496">
          <text:insertion>
            <office:change-info>
              <dc:creator>Andres Huayquil </dc:creator>
              <dc:date>2016-04-24T15:20:00</dc:date>
            </office:change-info>
          </text:insertion>
        </text:changed-region>
        <text:changed-region xml:id="ct29244720" text:id="ct29244720">
          <text:insertion>
            <office:change-info>
              <dc:creator>Andres Huayquil </dc:creator>
              <dc:date>2016-04-24T15:21:00</dc:date>
            </office:change-info>
          </text:insertion>
        </text:changed-region>
        <text:changed-region xml:id="ct29245104" text:id="ct29245104">
          <text:insertion>
            <office:change-info>
              <dc:creator>Andres Huayquil </dc:creator>
              <dc:date>2016-04-24T15:22:00</dc:date>
            </office:change-info>
          </text:insertion>
        </text:changed-region>
        <text:changed-region xml:id="ct29246624" text:id="ct29246624">
          <text:insertion>
            <office:change-info>
              <dc:creator>Andres Huayquil </dc:creator>
              <dc:date>2016-04-24T15:23:00</dc:date>
            </office:change-info>
          </text:insertion>
        </text:changed-region>
        <text:changed-region xml:id="ct29246848" text:id="ct29246848">
          <text:insertion>
            <office:change-info>
              <dc:creator>Andres Huayquil </dc:creator>
              <dc:date>2016-04-24T15:28:00</dc:date>
            </office:change-info>
          </text:insertion>
        </text:changed-region>
        <text:changed-region xml:id="ct29247216" text:id="ct29247216">
          <text:insertion>
            <office:change-info>
              <dc:creator>Andres Huayquil </dc:creator>
              <dc:date>2016-04-24T15:29:00</dc:date>
            </office:change-info>
          </text:insertion>
        </text:changed-region>
        <text:changed-region xml:id="ct29248464" text:id="ct29248464">
          <text:insertion>
            <office:change-info>
              <dc:creator>Andres Huayquil </dc:creator>
              <dc:date>2016-04-24T15:31:00</dc:date>
            </office:change-info>
          </text:insertion>
        </text:changed-region>
        <text:changed-region xml:id="ct29249168" text:id="ct29249168">
          <text:insertion>
            <office:change-info>
              <dc:creator>Andres Huayquil </dc:creator>
              <dc:date>2016-04-26T15:26:00</dc:date>
            </office:change-info>
          </text:insertion>
        </text:changed-region>
        <text:changed-region xml:id="ct31785648" text:id="ct31785648">
          <text:insertion>
            <office:change-info>
              <dc:creator>Andres Huayquil </dc:creator>
              <dc:date>2016-04-24T15:32:00</dc:date>
            </office:change-info>
          </text:insertion>
        </text:changed-region>
        <text:changed-region xml:id="ct31774960" text:id="ct31774960">
          <text:insertion>
            <office:change-info>
              <dc:creator>Andres Huayquil </dc:creator>
              <dc:date>2016-04-25T19:55:00</dc:date>
            </office:change-info>
          </text:insertion>
        </text:changed-region>
        <text:changed-region xml:id="ct31815344" text:id="ct31815344">
          <text:insertion>
            <office:change-info>
              <dc:creator>Andres Huayquil </dc:creator>
              <dc:date>2016-04-24T15:32:00</dc:date>
            </office:change-info>
          </text:insertion>
        </text:changed-region>
        <text:changed-region xml:id="ct31813520" text:id="ct31813520">
          <text:insertion>
            <office:change-info>
              <dc:creator>Andres Huayquil </dc:creator>
              <dc:date>2016-04-28T18:40:00</dc:date>
            </office:change-info>
          </text:insertion>
        </text:changed-region>
        <text:changed-region xml:id="ct31816896" text:id="ct31816896">
          <text:insertion>
            <office:change-info>
              <dc:creator>Andres Huayquil </dc:creator>
              <dc:date>2016-04-28T18:41:00</dc:date>
            </office:change-info>
          </text:insertion>
        </text:changed-region>
        <text:changed-region xml:id="ct31811984" text:id="ct31811984">
          <text:insertion>
            <office:change-info>
              <dc:creator>Andres Huayquil </dc:creator>
              <dc:date>2016-04-28T18:42:00</dc:date>
            </office:change-info>
          </text:insertion>
        </text:changed-region>
        <text:changed-region xml:id="ct31258224" text:id="ct31258224">
          <text:insertion>
            <office:change-info>
              <dc:creator>Andres Huayquil </dc:creator>
              <dc:date>2016-04-28T18:45:00</dc:date>
            </office:change-info>
          </text:insertion>
        </text:changed-region>
        <text:changed-region xml:id="ct31257440" text:id="ct31257440">
          <text:insertion>
            <office:change-info>
              <dc:creator>Andres Huayquil </dc:creator>
              <dc:date>2016-04-28T18:46:00</dc:date>
            </office:change-info>
          </text:insertion>
        </text:changed-region>
        <text:changed-region xml:id="ct31803632" text:id="ct31803632">
          <text:insertion>
            <office:change-info>
              <dc:creator>Andres Huayquil </dc:creator>
              <dc:date>2016-04-28T18:47:00</dc:date>
            </office:change-info>
          </text:insertion>
        </text:changed-region>
        <text:changed-region xml:id="ct31820624" text:id="ct31820624">
          <text:insertion>
            <office:change-info>
              <dc:creator>Andres Huayquil </dc:creator>
              <dc:date>2016-04-28T18:48:00</dc:date>
            </office:change-info>
          </text:insertion>
        </text:changed-region>
        <text:changed-region xml:id="ct31821136" text:id="ct31821136">
          <text:insertion>
            <office:change-info>
              <dc:creator>Autor desconocido</dc:creator>
              <dc:date>2014-09-15T21:16:00</dc:date>
            </office:change-info>
          </text:insertion>
        </text:changed-region>
        <text:changed-region xml:id="ct31259792" text:id="ct31259792">
          <text:insertion>
            <office:change-info>
              <dc:creator>Andres Huayquil </dc:creator>
              <dc:date>2016-04-28T18:48:00</dc:date>
            </office:change-info>
          </text:insertion>
        </text:changed-region>
        <text:changed-region xml:id="ct31820064" text:id="ct31820064">
          <text:insertion>
            <office:change-info>
              <dc:creator>Andres Huayquil </dc:creator>
              <dc:date>2016-04-28T18:59:00</dc:date>
            </office:change-info>
          </text:insertion>
        </text:changed-region>
        <text:changed-region xml:id="ct31823488" text:id="ct31823488">
          <text:insertion>
            <office:change-info>
              <dc:creator>Andres Huayquil </dc:creator>
              <dc:date>2016-04-28T19:00:00</dc:date>
            </office:change-info>
          </text:insertion>
        </text:changed-region>
        <text:changed-region xml:id="ct31824992" text:id="ct31824992">
          <text:insertion>
            <office:change-info>
              <dc:creator>Andres Huayquil </dc:creator>
              <dc:date>2016-04-28T19:01:00</dc:date>
            </office:change-info>
          </text:insertion>
        </text:changed-region>
        <text:changed-region xml:id="ct31826944" text:id="ct31826944">
          <text:insertion>
            <office:change-info>
              <dc:creator>Andres Huayquil </dc:creator>
              <dc:date>2016-04-28T19:12:00</dc:date>
            </office:change-info>
          </text:insertion>
        </text:changed-region>
        <text:changed-region xml:id="ct31261360" text:id="ct31261360">
          <text:insertion>
            <office:change-info>
              <dc:creator>Andres Huayquil </dc:creator>
              <dc:date>2016-04-28T19:13:00</dc:date>
            </office:change-info>
          </text:insertion>
        </text:changed-region>
        <text:changed-region xml:id="ct31829232" text:id="ct31829232">
          <text:insertion>
            <office:change-info>
              <dc:creator>Andres Huayquil </dc:creator>
              <dc:date>2016-04-28T19:14:00</dc:date>
            </office:change-info>
          </text:insertion>
        </text:changed-region>
        <text:changed-region xml:id="ct31260576" text:id="ct31260576">
          <text:insertion>
            <office:change-info>
              <dc:creator>Andres Huayquil </dc:creator>
              <dc:date>2016-04-28T19:21:00</dc:date>
            </office:change-info>
          </text:insertion>
        </text:changed-region>
        <text:changed-region xml:id="ct31827808" text:id="ct31827808">
          <text:insertion>
            <office:change-info>
              <dc:creator>Andres Huayquil </dc:creator>
              <dc:date>2016-04-28T19:02:00</dc:date>
            </office:change-info>
          </text:insertion>
        </text:changed-region>
        <text:changed-region xml:id="ct31828672" text:id="ct31828672">
          <text:insertion>
            <office:change-info>
              <dc:creator>Andres Huayquil </dc:creator>
              <dc:date>2016-04-28T19:15:00</dc:date>
            </office:change-info>
          </text:insertion>
        </text:changed-region>
        <text:changed-region xml:id="ct31262256" text:id="ct31262256">
          <text:insertion>
            <office:change-info>
              <dc:creator>Andres Huayquil </dc:creator>
              <dc:date>2016-04-28T19:17:00</dc:date>
            </office:change-info>
          </text:insertion>
        </text:changed-region>
        <text:changed-region xml:id="ct31390272" text:id="ct31390272">
          <text:insertion>
            <office:change-info>
              <dc:creator>Andres Huayquil </dc:creator>
              <dc:date>2016-04-28T19:18:00</dc:date>
            </office:change-info>
          </text:insertion>
        </text:changed-region>
        <text:changed-region xml:id="ct31601904" text:id="ct31601904">
          <text:insertion>
            <office:change-info>
              <dc:creator>Andres Huayquil </dc:creator>
              <dc:date>2016-04-28T19:19:00</dc:date>
            </office:change-info>
          </text:insertion>
        </text:changed-region>
        <text:changed-region xml:id="ct31615056" text:id="ct31615056">
          <text:insertion>
            <office:change-info>
              <dc:creator>Autor desconocido</dc:creator>
              <dc:date>2014-09-15T21:16:00</dc:date>
            </office:change-info>
          </text:insertion>
        </text:changed-region>
        <text:changed-region xml:id="ct31625232" text:id="ct31625232">
          <text:insertion>
            <office:change-info>
              <dc:creator>Andres Huayquil </dc:creator>
              <dc:date>2016-04-24T21:22:00</dc:date>
            </office:change-info>
          </text:insertion>
        </text:changed-region>
        <text:changed-region xml:id="ct31621008" text:id="ct31621008">
          <text:insertion>
            <office:change-info>
              <dc:creator>Andres Huayquil </dc:creator>
              <dc:date>2016-04-24T21:23:00</dc:date>
            </office:change-info>
          </text:insertion>
        </text:changed-region>
        <text:changed-region xml:id="ct31620384" text:id="ct31620384">
          <text:insertion>
            <office:change-info>
              <dc:creator>Autor desconocido</dc:creator>
              <dc:date>2014-09-15T21:16:00</dc:date>
            </office:change-info>
          </text:insertion>
        </text:changed-region>
        <text:changed-region xml:id="ct31630192" text:id="ct31630192">
          <text:insertion>
            <office:change-info>
              <dc:creator>Andres Huayquil </dc:creator>
              <dc:date>2016-04-24T21:23:00</dc:date>
            </office:change-info>
          </text:insertion>
        </text:changed-region>
        <text:changed-region xml:id="ct31628960" text:id="ct31628960">
          <text:insertion>
            <office:change-info>
              <dc:creator>Autor desconocido</dc:creator>
              <dc:date>2014-09-15T21:16:00</dc:date>
            </office:change-info>
          </text:insertion>
        </text:changed-region>
        <text:changed-region xml:id="ct31629184" text:id="ct31629184">
          <text:insertion>
            <office:change-info>
              <dc:creator>Andres Huayquil </dc:creator>
              <dc:date>2016-04-24T21:23:00</dc:date>
            </office:change-info>
          </text:insertion>
        </text:changed-region>
        <text:changed-region xml:id="ct31637456" text:id="ct31637456">
          <text:insertion>
            <office:change-info>
              <dc:creator>Autor desconocido</dc:creator>
              <dc:date>2014-09-15T21:16:00</dc:date>
            </office:change-info>
          </text:insertion>
        </text:changed-region>
        <text:changed-region xml:id="ct31600320" text:id="ct31600320">
          <text:insertion>
            <office:change-info>
              <dc:creator>Andres Huayquil </dc:creator>
              <dc:date>2016-05-02T20:09:00</dc:date>
            </office:change-info>
          </text:insertion>
        </text:changed-region>
        <text:changed-region xml:id="ct31644048" text:id="ct31644048">
          <text:insertion>
            <office:change-info>
              <dc:creator>Andres Huayquil </dc:creator>
              <dc:date>2016-05-02T20:07:00</dc:date>
            </office:change-info>
          </text:insertion>
        </text:changed-region>
        <text:changed-region xml:id="ct31643200" text:id="ct31643200">
          <text:insertion>
            <office:change-info>
              <dc:creator>Andres Huayquil </dc:creator>
              <dc:date>2016-05-02T20:12:00</dc:date>
            </office:change-info>
          </text:insertion>
        </text:changed-region>
        <text:changed-region xml:id="ct31644352" text:id="ct31644352">
          <text:insertion>
            <office:change-info>
              <dc:creator>Andres Huayquil </dc:creator>
              <dc:date>2016-05-02T20:13:00</dc:date>
            </office:change-info>
          </text:insertion>
        </text:changed-region>
        <text:changed-region xml:id="ct31643568" text:id="ct31643568">
          <text:insertion>
            <office:change-info>
              <dc:creator>Andres Huayquil </dc:creator>
              <dc:date>2016-05-02T20:14:00</dc:date>
            </office:change-info>
          </text:insertion>
        </text:changed-region>
        <text:changed-region xml:id="ct31642224" text:id="ct31642224">
          <text:insertion>
            <office:change-info>
              <dc:creator>Andres Huayquil </dc:creator>
              <dc:date>2016-05-02T20:11:00</dc:date>
            </office:change-info>
          </text:insertion>
        </text:changed-region>
        <text:changed-region xml:id="ct31670448" text:id="ct31670448">
          <text:insertion>
            <office:change-info>
              <dc:creator>Autor desconocido</dc:creator>
              <dc:date>2014-09-15T21:16:00</dc:date>
            </office:change-info>
          </text:insertion>
        </text:changed-region>
        <text:changed-region xml:id="ct31670672" text:id="ct31670672">
          <text:insertion>
            <office:change-info>
              <dc:creator>Andres Huayquil </dc:creator>
              <dc:date>2016-05-02T20:06:00</dc:date>
            </office:change-info>
          </text:insertion>
        </text:changed-region>
        <text:changed-region xml:id="ct31687888" text:id="ct31687888">
          <text:insertion>
            <office:change-info>
              <dc:creator>Autor desconocido</dc:creator>
              <dc:date>2014-09-15T21:16:00</dc:date>
            </office:change-info>
          </text:insertion>
        </text:changed-region>
        <text:changed-region xml:id="ct31702192" text:id="ct31702192">
          <text:insertion>
            <office:change-info>
              <dc:creator>Andres Huayquil </dc:creator>
              <dc:date>2016-05-02T20:15:00</dc:date>
            </office:change-info>
          </text:insertion>
        </text:changed-region>
        <text:changed-region xml:id="ct31703440" text:id="ct31703440">
          <text:insertion>
            <office:change-info>
              <dc:creator>Andres Huayquil </dc:creator>
              <dc:date>2016-05-02T20:16:00</dc:date>
            </office:change-info>
          </text:insertion>
        </text:changed-region>
        <text:changed-region xml:id="ct31700912" text:id="ct31700912">
          <text:insertion>
            <office:change-info>
              <dc:creator>Andres Huayquil </dc:creator>
              <dc:date>2016-05-02T20:18:00</dc:date>
            </office:change-info>
          </text:insertion>
        </text:changed-region>
        <text:changed-region xml:id="ct31701136" text:id="ct31701136">
          <text:insertion>
            <office:change-info>
              <dc:creator>Andres Huayquil </dc:creator>
              <dc:date>2016-05-02T20:19:00</dc:date>
            </office:change-info>
          </text:insertion>
        </text:changed-region>
        <text:changed-region xml:id="ct31702416" text:id="ct31702416">
          <text:insertion>
            <office:change-info>
              <dc:creator>Andres Huayquil </dc:creator>
              <dc:date>2016-05-02T20:20:00</dc:date>
            </office:change-info>
          </text:insertion>
        </text:changed-region>
        <text:changed-region xml:id="ct31405248" text:id="ct31405248">
          <text:insertion>
            <office:change-info>
              <dc:creator>Andres Huayquil </dc:creator>
              <dc:date>2016-05-02T20:21:00</dc:date>
            </office:change-info>
          </text:insertion>
        </text:changed-region>
        <text:changed-region xml:id="ct31561248" text:id="ct31561248">
          <text:insertion>
            <office:change-info>
              <dc:creator>Autor desconocido</dc:creator>
              <dc:date>2014-09-15T21:16:00</dc:date>
            </office:change-info>
          </text:insertion>
        </text:changed-region>
        <text:changed-region xml:id="ct31565200" text:id="ct31565200">
          <text:insertion>
            <office:change-info>
              <dc:creator>Andres Huayquil </dc:creator>
              <dc:date>2016-04-24T21:25:00</dc:date>
            </office:change-info>
          </text:insertion>
        </text:changed-region>
        <text:changed-region xml:id="ct31898528" text:id="ct31898528">
          <text:insertion>
            <office:change-info>
              <dc:creator>Autor desconocido</dc:creator>
              <dc:date>2014-09-15T21:16:00</dc:date>
            </office:change-info>
          </text:insertion>
        </text:changed-region>
        <text:changed-region xml:id="ct31898752" text:id="ct31898752">
          <text:deletion>
            <office:change-info>
              <dc:creator>Andres Huayquil </dc:creator>
              <dc:date>2016-05-07T18:22:00</dc:date>
            </office:change-info>
            <text:p text:style-name="P6">Caps 10 – 11 – 12 – 14 ?</text:p>
          </text:deletion>
        </text:changed-region>
        <text:changed-region xml:id="ct31564816" text:id="ct31564816">
          <text:insertion>
            <office:change-info>
              <dc:creator>Autor desconocido</dc:creator>
              <dc:date>2014-09-15T21:16:00</dc:date>
            </office:change-info>
          </text:insertion>
        </text:changed-region>
        <text:changed-region xml:id="ct31572672" text:id="ct31572672">
          <text:insertion>
            <office:change-info>
              <dc:creator>Andres Huayquil </dc:creator>
              <dc:date>2016-04-24T21:20:00</dc:date>
            </office:change-info>
          </text:insertion>
        </text:changed-region>
        <text:changed-region xml:id="ct32042880" text:id="ct32042880">
          <text:insertion>
            <office:change-info>
              <dc:creator>Andres Huayquil </dc:creator>
              <dc:date>2016-04-24T21:21:00</dc:date>
            </office:change-info>
          </text:insertion>
        </text:changed-region>
        <text:changed-region xml:id="ct31569872" text:id="ct31569872">
          <text:insertion>
            <office:change-info>
              <dc:creator>Andres Huayquil </dc:creator>
              <dc:date>2016-04-27T21:42:00</dc:date>
            </office:change-info>
          </text:insertion>
        </text:changed-region>
        <text:changed-region xml:id="ct32042368" text:id="ct32042368">
          <text:insertion>
            <office:change-info>
              <dc:creator>Andres Huayquil </dc:creator>
              <dc:date>2016-04-27T21:43:00</dc:date>
            </office:change-info>
          </text:insertion>
        </text:changed-region>
        <text:changed-region xml:id="ct32042592" text:id="ct32042592">
          <text:insertion>
            <office:change-info>
              <dc:creator>Andres Huayquil </dc:creator>
              <dc:date>2016-05-02T21:24:00</dc:date>
            </office:change-info>
          </text:insertion>
        </text:changed-region>
        <text:changed-region xml:id="ct31247648" text:id="ct31247648">
          <text:insertion>
            <office:change-info>
              <dc:creator>Andres Huayquil </dc:creator>
              <dc:date>2016-05-03T21:02:00</dc:date>
            </office:change-info>
          </text:insertion>
        </text:changed-region>
        <text:changed-region xml:id="ct31167824" text:id="ct31167824">
          <text:insertion>
            <office:change-info>
              <dc:creator>Autor desconocido</dc:creator>
              <dc:date>2016-05-04T12:03:00</dc:date>
            </office:change-info>
          </text:insertion>
        </text:changed-region>
        <text:changed-region xml:id="ct31278160" text:id="ct31278160">
          <text:insertion>
            <office:change-info>
              <dc:creator>Andres Huayquil </dc:creator>
              <dc:date>2016-05-03T21:02:00</dc:date>
            </office:change-info>
          </text:insertion>
        </text:changed-region>
        <text:changed-region xml:id="ct31278384" text:id="ct31278384">
          <text:insertion>
            <office:change-info>
              <dc:creator>Autor desconocido</dc:creator>
              <dc:date>2016-05-04T12:03:00</dc:date>
            </office:change-info>
          </text:insertion>
        </text:changed-region>
        <text:changed-region xml:id="ct31279264" text:id="ct31279264">
          <text:insertion>
            <office:change-info>
              <dc:creator>Andres Huayquil </dc:creator>
              <dc:date>2016-05-03T21:02:00</dc:date>
            </office:change-info>
          </text:insertion>
        </text:changed-region>
        <text:changed-region xml:id="ct31278960" text:id="ct31278960">
          <text:insertion>
            <office:change-info>
              <dc:creator>Autor desconocido</dc:creator>
              <dc:date>2016-05-04T12:03:00</dc:date>
            </office:change-info>
          </text:insertion>
        </text:changed-region>
        <text:changed-region xml:id="ct31571952" text:id="ct31571952">
          <text:insertion>
            <office:change-info>
              <dc:creator>Andres Huayquil </dc:creator>
              <dc:date>2016-05-03T2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CAPITULO 2</text:p>
      <text:p text:style-name="P129"/>
      <text:p text:style-name="P132">Capítulo 2 revisión de los antecedentes de HPC, trabajos sobre fortran y hpc, openmp solo y sobre fortran</text:p>
      <text:p text:style-name="P132"/>
      <text:p text:style-name="P133">2.1 programación paralela</text:p>
      <text:p text:style-name="P133">2.<text:change-start text:change-id="ct31298032"/><text:span text:style-name="T54">2</text:span><text:change-end text:change-id="ct31298032"/> fortran</text:p>
      <text:p text:style-name="P133">2.3 openmp</text:p>
      <text:p text:style-name="P133">2.4 openmp y fortran<text:change-start text:change-id="ct31302032"/></text:p>
      <text:p text:style-name="P135">2.5 optimización<text:change-end text:change-id="ct31302032"/><text:change-start text:change-id="ct31299520"/></text:p>
      <text:p text:style-name="P134">2.<text:change-end text:change-id="ct31299520"/><text:change-start text:change-id="ct31303088"/><text:span text:style-name="T24">6</text:span><text:change-end text:change-id="ct31303088"/><text:change-start text:change-id="ct31303488"/> aplicación en cuestión<text:change-end text:change-id="ct31303488"/></text:p>
      <text:p text:style-name="P131"/>
      <text:p text:style-name="P129"/>
      <text:p text:style-name="P30">Soluciones de Programación Paralela</text:p>
      <text:p text:style-name="P27">ó</text:p>
      <text:p text:style-name="P31">Programación Paralela aplicada a soluciones de Computación Científica</text:p>
      <text:p text:style-name="P29"/>
      <text:p text:style-name="P17">[Descripción del capítulo]</text:p>
      <text:p text:style-name="P25"><text:change-start text:change-id="ct31236272"/></text:p>
      <text:p text:style-name="P42">En el pasado reciente, la herramienta más común para la solución de problemas <text:change-end text:change-id="ct31236272"/><text:change-start text:change-id="ct31252304"/>de las ciencias computacionales fue la programación en lenguajes adaptados al cómputo <text:change-end text:change-id="ct31252304"/><text:change-start text:change-id="ct31302656"/>científico, como FORTRAN. <text:change-end text:change-id="ct31302656"/><text:change-start text:change-id="ct31213392"/>Cuando los recursos de computación (por ejemplo, con la aparición de la computadora personal) se hicieron accesibles <text:change-end text:change-id="ct31213392"/><text:change-start text:change-id="ct31310240"/>a <text:change-end text:change-id="ct31310240"/><text:change-start text:change-id="ct31308304"/>los investigadores individualmente, y a grupos de investigación <text:change-end text:change-id="ct31308304"/><text:change-start text:change-id="ct31308528"/>de modestos presupuestos, <text:change-end text:change-id="ct31308528"/><text:change-start text:change-id="ct31309600"/>esta herramienta se hizo popular y creó un modo de trabajo estándar de facto, <text:span text:style-name="T17">ampliamente extendido,</text:span> en las ciencias e ingenierías. <text:change-end text:change-id="ct31309600"/><text:change-start text:change-id="ct31213616"/><text:s/><text:change-end text:change-id="ct31213616"/></text:p>
      <text:p text:style-name="P25"><text:change-start text:change-id="ct31319328"/></text:p>
      <text:p text:style-name="P26"><text:span text:style-name="T17">Con frecuencia, las soluciones producidas por este modo de trabajo eran </text:span>programas grandes, secuenciales y monolíticos. <text:span text:style-name="T17">Los problemas abordados por esta clase de </text:span>programas <text:span text:style-name="T17">se caracterizan por </text:span>gran<text:span text:style-name="T17">des demandas </text:span>de c<text:span text:style-name="T17">ó</text:span>mputo y de memoria, <text:span text:style-name="T17">recursos especialmente escasos desde los</text:span> <text:span text:style-name="T18">comienzos </text:span>de la computación. <text:span text:style-name="T17">Las decisiones de programación no </text:span>resultaban siempre eficientes, debido a que <text:span text:style-name="T17">su autor </text:span>no siempre era un profesional del área informática, sino el científico que necesitaba la solución. <text:change-end text:change-id="ct31319328"/><text:change-start text:change-id="ct31302432"/></text:p>
      <text:p text:style-name="P43">FALTA ALGO PARA ENGANCHAR CON EL PARRAFO SIG<text:span text:style-name="T19">TE</text:span> tipo La evolución técnica y económica de los sistemas disponibles <text:change-end text:change-id="ct31302432"/><text:change-start text:change-id="ct31211056"/>para los investigadores permitió la incorporación de plataformas paralelas, <text:change-end text:change-id="ct31211056"/><text:change-start text:change-id="ct30919216"/>primero con la posibilidad de distribuir el cómputo entre varios equipos de computación a través de una red, luego con diferentes formas de arquitecturas paralelas <text:change-end text:change-id="ct30919216"/><text:change-start text:change-id="ct31212848"/>de hardware. En estas plataformas, la multiplicidad de los recursos<text:change-end text:change-id="ct31212848"/><text:change-start text:change-id="ct30921568"/> enfrenta al programador con un problema de programación y de administración de recursos aún más complejo.<text:change-end text:change-id="ct30921568"/></text:p>
      <text:p text:style-name="P25">En este capítulo se presenta <text:span text:style-name="T19">el tatamiento de </text:span>estos problemas mediante la utilización de programación paralela. En la sección 2.1 se explicará en qu<text:span text:style-name="T19">é</text:span> consiste la programación paralela, explicando sintéticamente c<text:span text:style-name="T19">ó</text:span>mo funciona un programa paralelo, <text:span text:style-name="T19">cuáles son </text:span>las plataformas<text:change-start text:change-id="ct31318752"/> <text:change-end text:change-id="ct31318752"/><text:s/><text:span text:style-name="T19">más utilizadas </text:span>de computación paralela <text:span text:style-name="T16">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text:span><text:change-start text:change-id="ct31323792"/><text:span text:style-name="T16"> En la sección 2.5 se </text:span><text:change-end text:change-id="ct31323792"/><text:change-start text:change-id="ct31315040"/><text:span text:style-name="T16">mostrará en qué consiste el proceso de optimización para paralelizar una aplicación y</text:span><text:change-end text:change-id="ct31315040"/><text:change-start text:change-id="ct31325072"/><text:span text:style-name="T16"> </text:span><text:change-end text:change-id="ct31325072"/><text:span text:style-name="T16">p</text:span><text:change-start text:change-id="ct31327872"/><text:span text:style-name="T16">or último en la sección 2.</text:span><text:change-end text:change-id="ct31327872"/><text:span text:style-name="T16">6</text:span><text:change-start text:change-id="ct31330816"/><text:span text:style-name="T16"> se presentará la aplicación cientifica núcleo de esta T</text:span><text:change-end text:change-id="ct31330816"/><text:change-start text:change-id="ct31332304"/><text:span text:style-name="T16">esis</text:span><text:change-end text:change-id="ct31332304"/><text:change-start text:change-id="ct31318000"/><text:span text:style-name="T16"> y </text:span><text:change-end text:change-id="ct31318000"/><text:change-start text:change-id="ct31336048"/><text:span text:style-name="T16">se describirá </text:span><text:change-end text:change-id="ct31336048"/><text:change-start text:change-id="ct31338512"/><text:span text:style-name="T16">muy brevemente el problema que resuelve.</text:span><text:change-end text:change-id="ct31338512"/></text:p>
      <text:p text:style-name="P29"/>
      <text:p text:style-name="P29"/>
      <text:h text:style-name="Heading_20_2" text:outline-level="2"><text:soft-page-break/>2.1 Introducción a la Programación Paralela</text:h>
      <text:p text:style-name="P29"/>
      <text:p text:style-name="P1">Para entender mejor por qu<text:change-start text:change-id="ct31322304"/><text:span text:style-name="T19">é</text:span><text:change-end text:change-id="ct31322304"/> aplicamos la Programación Paralela<text:change-start text:change-id="ct31307696"/>,<text:change-end text:change-id="ct31307696"/> ya sea tanto para solucionar problemas complejos como para aprovechar la potencia de las nuevas arquitecturas de computadoras, podemos ver un escenario planteado por Andrews (foundations... ):</text:p>
      <text:p text:style-name="P136"/>
      <text:p text:style-name="P136">Varios autos desean trasladarse del punto A hacia el B. Pueden competir por el espacio en el mismo camino y terminar siguiéndose unos a otros <text:s/>o compitiendo por las posiciones (<text:change-start text:change-id="ct31336272"/><text:span text:style-name="T19">¡</text:span><text:change-end text:change-id="ct31336272"/>y teniendo accidentes!). O pueden trasladarse en vías paralelas, arribando de esta manera casi al mismo tiempo y sin meterse en la vía del otro. O pueden viajar por diferentes rutas, usando caminos separados.</text:p>
      <text:p text:style-name="P28"/>
      <text:p text:style-name="P1"><office:annotation office:name="__Fieldmark__270_1689783755"><dc:creator>Eduardo Grosclaude</dc:creator><dc:date>2014-07-14T06:25:30</dc:date><text:p>Concurrente o paralela? O ambas? Verificar con Andrews</text:p></office:annotation>Como indica Andrews [] “este escenario captura la es<text:change text:change-id="ct31248416"/>encia de la computación concurrente”. <text:change-start text:change-id="ct31317232"/><office:annotation-end office:name="__Fieldmark__270_1689783755"/><text:change-end text:change-id="ct31317232"/><text:change text:change-id="ct31326816"/>Los autos son las tareas que necesitamos hacer en el sistema, y pueden ser ejecutadas en un solo procesador (un solo camino), en paralelo en varios procesadores (varias vías de un camino), <text:span text:style-name="T8">o ejecutarse en procesadores distribuidos (caminos separados).</text:span></text:p>
      <text:p text:style-name="P1"/>
      <text:p text:style-name="P47"><text:change-start text:change-id="ct30923136"/>Aquí unos comentarios al estilo devolución de Master Chef!</text:p>
      <text:p text:style-name="P44"><text:change-end text:change-id="ct30923136"/><text:change-start text:change-id="ct31331472"/></text:p>
      <text:p text:style-name="P44"><text:change-end text:change-id="ct31331472"/><text:change-start text:change-id="ct31325840"/><text:span text:style-name="T20">El tono de los dos párrafos siguientes es impreciso o coloquial, parece de revista o de clase introductoria. Te recomiendo para toda la ejecución de la tesis e</text:span><text:change-end text:change-id="ct31325840"/><text:change-start text:change-id="ct31215648"/><text:span text:style-name="T20">vitar ambas cosas. </text:span></text:p>
      <text:p text:style-name="P47">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44"><text:span text:style-name="T20">VOCABULARIO: Para revisar esos contenidos que uno escribe, a fin de evitar tono impreciso o coloquial, fijarse si uno está siendo concreto en cuanto a </text:span><text:span text:style-name="T21">cuándo, quiénes y </text:span><text:change-end text:change-id="ct31215648"/><text:change-start text:change-id="ct31313296"/><text:span text:style-name="T22">cuánto</text:span><text:change-end text:change-id="ct31313296"/><text:change-start text:change-id="ct31314704"/><text:span text:style-name="T22">.</text:span><text:change-end text:change-id="ct31314704"/><text:change-start text:change-id="ct31356000"/><text:span text:style-name="T20">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44"><text:change-end text:change-id="ct31356000"/></text:p>
      <text:p text:style-name="P2"><text:change-start text:change-id="ct31325584"/></text:p>
      <text:p text:style-name="P130"/>
      <text:p text:style-name="P12"/>
      <text:p text:style-name="P12">*ACA*</text:p>
      <text:p text:style-name="P12"><text:change-end text:change-id="ct31325584"/><text:change-start text:change-id="ct31313808"/></text:p>
      <text:p text:style-name="P120">Ananth Grama, Anshul Gupta, George Karypis y Vipin Kumar dicen que “el procesamiento paralelo está siendo visto como el único método rentable para solucionar rápidamente problemas computacionalmente grandes y de datos intensivos” <text:span text:style-name="T93">además de que “la aparición de computadoras paralelas baratas tales como multiprocesadores de escritorio y clusters de workstations o Pcs han hecho que tales métodos paralelos sean generalmente aplicables”.</text:span></text:p>
      <text:p text:style-name="P121"><text:soft-page-break/>Se han visto tremendos avances en la tecnología de microprocesadores en las últimas décadas. Por ejemplo en la década <text:span text:style-name="T94">entre</text:span> <text:span text:style-name="T94">1990</text:span> a 2000 <text:span text:style-name="T94">las velocidades de reloj de los procesadores se incrementaron de unos 40Mhz (e.g., un MIPS 3000, circa 1988) a mas de 2.0Ghz (e.g., un Pentium 4, circa 2002). Al mismo tiempo los procesadores se volvieron capaces de ejecutar múltiples instrucciones en el mismo ciclo.</text:span></text:p>
      <text:p text:style-name="P122">El rol de la concurrencia en acelerar los elementos de computación ha sido reconocido desde hace varias décadas. Sin embargo, su rol en proveer multiplicidad de caminos de datos, acceso incrementado a elementos de almacenamiento (tanto memoria como disco), desempeño escalable, y bajos costos se ve reflejado en la amplia variedad de aplicaciones de computación paralela.</text:p>
      <text:p text:style-name="P122"/>
      <text:p text:style-name="P10">2.1.1 Plataformas de <text:span text:style-name="T97">Programación</text:span> Paralela</text:p>
      <text:p text:style-name="P12"><text:change-end text:change-id="ct31313808"/><text:change-start text:change-id="ct31330576"/></text:p>
      <text:p text:style-name="P45">Y ESTE PARRAFO acomodarlo a lo anterior </text:p>
      <text:p text:style-name="P2"><text:change-end text:change-id="ct31330576"/><text:change text:change-id="ct31359408"/><text:change-start text:change-id="ct31363312"/><text:span text:style-name="T96">A</text:span><text:change-end text:change-id="ct31363312"/>nte este panorama <text:change-start text:change-id="ct31360784"/><text:span text:style-name="T96">debemos </text:span><text:change-end text:change-id="ct31360784"/><text:change text:change-id="ct31361104"/>aprovechar esta potencia<text:change-start text:change-id="ct31363904"/> <text:span text:style-name="T96">computacional</text:span><text:change-end text:change-id="ct31363904"/> y transformarla en ganancia para nuestros procesos. Si ejecutamos un programa secuencial en un procesador con un solo <text:span text:style-name="T9">núcleo</text:span> o lo ejecutamos en uno con cuatro <text:span text:style-name="T9">núcleos</text:span>, los tiempos de ejecución serán prácticamente los mismos, siempre dependiendo del Sistema Operativo y su manejo del tiempo de procesador,<text:change-start text:change-id="ct31368304"/><text:span text:style-name="T10"> </text:span><text:change-end text:change-id="ct31368304"/><text:span text:style-name="T10">debido a que en el último </text:span><text:span text:style-name="T11">caso </text:span><text:span text:style-name="T10">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41"><text:change-start text:change-id="ct31372960"/>Algo a tener en cuenta es que siempre es posible <text:change-end text:change-id="ct31372960"/><text:change-start text:change-id="ct31373792"/>reescribir código para obtener aumentos de velocidad significativos <text:change-end text:change-id="ct31373792"/><text:change-start text:change-id="ct31373536"/>(en el orden de 2 a 5 veces la velocidad del código sin optimizar) usando simples transformaciones del programa. Paralelizar código serial <text:change-end text:change-id="ct31373536"/><text:change-start text:change-id="ct31374016"/>sub óptimo a veces trae efectos no deseados como aumentos de velocidad poco confiables <text:change-end text:change-id="ct31374016"/><text:change-start text:change-id="ct31375088"/>y tiempos de ejecución engañosos. Por esta razón es aconsejable <text:change-end text:change-id="ct31375088"/><text:change-start text:change-id="ct31374240"/>optimizar el desempeño del código serial previo a intentar la paralelización.<text:change-end text:change-id="ct31374240"/></text:p>
      <text:p text:style-name="P3"><text:span text:style-name="T1">[lo siguiente no se si incluirlo y desarrollarlo un poco mas, me parece no suma a la tesis, </text:span><text:span text:style-name="T3">a menos que tomemos la optimización secuencial que tuve que hacer</text:span><text:span text:style-name="T1">] </text:span><text:change-start text:change-id="ct31374752"/><text:span text:style-name="T5">Tambien debemos tener en cuenta </text:span><text:change-end text:change-id="ct31374752"/><text:change text:change-id="ct31376480"/><text:change-start text:change-id="ct31376704"/><text:span text:style-name="T98">a</text:span><text:change-end text:change-id="ct31376704"/>l calcular tiempos de ejecución<text:change text:change-id="ct31376928"/>, además de la velocidad del procesador, es la velocidad con que la jerarquía de memoria de la arquitectura nos provee de datos, en especial la velocidad de acceso a los discos. <text:span text:style-name="T15">Un programa con gran porcentaje de I/O en disco en lugar de CPU está limitado por la tecnología utilizada para el acceso a dicho hardware.</text:span><text:change text:change-id="ct31198848"/><text:span text:style-name="T15">Ahora, para comprender mejor como funciona un programa paralelo debemos tener en cuenta lo siguiente:</text:span></text:p>
      <text:list xml:id="list1952384405451818752" text:style-name="L1">
        <text:list-item>
          <text:p text:style-name="P152">Un programa secuencial es un conjunto de ordenes ejecutadas una <text:span text:style-name="T95">detrás</text:span> de la otra y posee un solo hilo de control.</text:p>
        </text:list-item>
        <text:list-item>
          <text:p text:style-name="P154">Un programa paralelo suele estar conformado por dos o mas procesos que trabajan generalmente en conjunto. <text:span text:style-name="T12">Cada uno de estos proceso es un programa secuencial, por lo cual tenemos varios hilos de control. </text:span></text:p>
        </text:list-item>
      </text:list>
      <text:p text:style-name="P123"><text:change-start text:change-id="ct31385808"/>Esto se puede ver ejemplificado en la figura 2.1.1x <text:s/>(agregar d<text:change-end text:change-id="ct31385808"/><text:change-start text:change-id="ct31385536"/>icha figura).</text:p>
      <text:p text:style-name="P123"><text:change-end text:change-id="ct31385536"/></text:p>
      <text:p text:style-name="P5"><text:change text:change-id="ct31368720"/><text:change-start text:change-id="ct31388144"/><text:s/><text:span text:style-name="T23">No es exacto, los procesos trabajan computando! Más bien existen dos formas principales de comunicación entre procesos que son las que vas a describir</text:span><text:change-end text:change-id="ct31388144"/><text:change-start text:change-id="ct31390672"/><text:span text:style-name="T23">.</text:span><text:change-end text:change-id="ct31390672"/><text:change-start text:change-id="ct31316992"/></text:p>
      <text:p text:style-name="P125">Es de interés de este trabajo de tesis la comunicación entre procesos paralelos, ya que del modelo de comunicación elegido surge la forma de atacar el problema y resolverlo.</text:p>
      <text:p text:style-name="P5"><text:change-end text:change-id="ct31316992"/><text:change-start text:change-id="ct31362160"/><text:span text:style-name="T23">Existen dos formas de comunicación entre procesos</text:span><text:change-end text:change-id="ct31362160"/>, puede ser <text:change-start text:change-id="ct31408368"/><text:span text:style-name="T95">a tra</text:span><text:change-end text:change-id="ct31408368"/><text:change-start text:change-id="ct29218576"/><text:span text:style-name="T95">vés de</text:span><text:change-end text:change-id="ct29218576"/> un espacio de memoria compartida o a través del envío de mensajes, o incluso un híbrido de ambas. Justamente estas distintas formas de comunicación son las que generan la principal <text:span text:style-name="T13">clasificación de la Programación </text:span><text:soft-page-break/><text:span text:style-name="T13">Paralela, por el Modelo de Comunicación de la Plataforma Paralela, memoria compartida (shared memory) y pasaje de mensajes</text:span> <text:span text:style-name="T13">(message passing).</text:span><text:change-start text:change-id="ct29225392"/></text:p>
      <text:p text:style-name="P14"/>
      <text:p text:style-name="P124">2.1.1.1 <text:change-end text:change-id="ct29225392"/><text:change-start text:change-id="ct29225616"/>Plataforma de Espacio de Direcciones Compartido<text:change-end text:change-id="ct29225616"/><text:change-start text:change-id="ct29226128"/></text:p>
      <text:p text:style-name="P124"><text:change-end text:change-id="ct29226128"/></text:p>
      <text:p text:style-name="P126"><text:change-start text:change-id="ct31238688"/>Una plataforma de espacio de direcciones compartido posee un espacio de datos común que es accesible a todos los procesadores. Dichos procesadores interactúan modificando los objetos de datos almacenados en el espacio de direcciones común. Cuando nos referimos a este tipo de plataformas hablamos de lo que se denomina un multiprocesador. En esta <text:span text:style-name="T100">plataforma</text:span> la memoria <text:span text:style-name="T100">puede ser local (exclusiva de un procesador) o global (común a todos los procesadores).</text:span></text:p>
      <text:p text:style-name="P126"/>
      <text:p text:style-name="P119"><text:change-end text:change-id="ct31238688"/><text:span text:style-name="T23">C</text:span>uando hablamos de procesos que se comunican a través de una porción de memoria<text:change-start text:change-id="ct31237456"/> <text:span text:style-name="T99">compartida</text:span><text:change-end text:change-id="ct31237456"/>, indica que<text:change-start text:change-id="ct29218800"/> <text:span text:style-name="T101">todos tienen acceso a la misma porción de memoria, y si</text:span><text:change-end text:change-id="ct29218800"/> uno de ellos escribe en una posición de memoria <text:change-start text:change-id="ct31408592"/><text:span text:style-name="T101">esta</text:span><text:change-end text:change-id="ct31408592"/> luego <text:change-start text:change-id="ct29227216"/><text:span text:style-name="T101">puede ser</text:span><text:change-end text:change-id="ct29227216"/> leída por otro proceso, <text:change-start text:change-id="ct29228768"/><text:span text:style-name="T101">resultando en</text:span><text:change-end text:change-id="ct29228768"/> <text:change-start text:change-id="ct29230256"/><text:span text:style-name="T101">una</text:span><text:change-end text:change-id="ct29230256"/> comunicación unidireccional o bidireccional. Dentro de esta categoría una de las <text:span text:style-name="T14">soluciones</text:span> mas extendidas y completas con la cual trabajar es OpenMP (Open Multi-Processing), la cual es una API (Application <text:span text:style-name="T14">Programming</text:span> Interface) que soporta programación <text:span text:style-name="T15">con</text:span> multiprocesamiento en memoria compartida multiplataforma bajo C, C++ y Fortran. <text:span text:style-name="T14">Gran cantidad de compiladores incorporan nativamente soporte para esta API, la cual consiste de un conjunto de directivas del compilador, librerías de rutinas y variables de entorno.</text:span><text:change-start text:change-id="ct29221872"/></text:p>
      <text:p text:style-name="P119"><text:change-end text:change-id="ct29221872"/><text:change-start text:change-id="ct31241824"/></text:p>
      <text:p text:style-name="P124">2.1.1.2 Plataforma de Pasaje de Mensajes<text:change-end text:change-id="ct31241824"/><text:change-start text:change-id="ct31389184"/></text:p>
      <text:p text:style-name="P124"><text:change-end text:change-id="ct31389184"/></text:p>
      <text:p text:style-name="P127"><text:change-start text:change-id="ct31151760"/>Una plataforma de pasaje de mensajes es mejor vista como “n” nodos de procesamiento, cada uno con su espacio de direcciones exclusivo. Cada uno de estos nodos puede ser un procesador solo o un multiprocesador con espacio de direcciones compartidas, algo que ya es común hoy en día y una combinación que ha ganado popularidad en la programación de programas paralelos. Ejemplos de esta plataforma son clusters de workstations y multicomputadoras sin espacio de memoria compartida. </text:p>
      <text:p text:style-name="P128">Aquí la interacción entre procesos ejecutándose en diferentes nodos es conseguida a través de mensajes, de ahí su nombre. Este intercambio de mensajes es utilizado para transferir datos, trabajo, y para sincronizar acciones entre los procesos. En su forma mas general, los paradigmas de pasaje de mensajes soportan la ejecución de un programa diferente en cada “n” nodo. <text:change-end text:change-id="ct31151760"/><text:change-start text:change-id="ct31408816"/><text:span text:style-name="T23">L</text:span><text:change-end text:change-id="ct31408816"/><text:span text:style-name="T23">a comunicación</text:span><text:change-start text:change-id="ct29220576"/><text:span text:style-name="T23"> puede ser</text:span><text:change-end text:change-id="ct29220576"/><text:span text:style-name="T23"> nuevamente</text:span><text:change-start text:change-id="ct29221264"/><text:span text:style-name="T23"> unidireccional o</text:span><text:change-end text:change-id="ct29221264"/><text:span text:style-name="T23"> bidireccional. </text:span><text:change-start text:change-id="ct29229584"/></text:p>
      <text:p text:style-name="P46"><text:change-end text:change-id="ct29229584"/>En esta categoría existe un estándar denominado MPI (Message Passing Interface), 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change-start text:change-id="ct29230480"/></text:p>
      <text:p text:style-name="P45"><text:change-end text:change-id="ct29230480"/><text:change-start text:change-id="ct29219024"/></text:p>
      <text:p text:style-name="P45"><text:change-end text:change-id="ct29219024"/><text:change-start text:change-id="ct29235680"/>VER SI NO RECURRIMOS A UNAS DEFINICIONES MAS SOLIDAS, DE BROLI, PARA MEM COMP Y PASO DE MENS<text:change-end text:change-id="ct29235680"/><text:change-start text:change-id="ct31244176"/> <text:s/><text:span text:style-name="T102">Tome las definiciones de Grama-Gupta, que tal quedó ahora?</text:span><text:change-end text:change-id="ct31244176"/></text:p>
      <text:p text:style-name="P15"/>
      <text:p text:style-name="P3"/>
      <text:h text:style-name="Heading_20_2" text:outline-level="2"><text:change-start text:change-id="ct29226928"/>2.2 F<text:span text:style-name="T55">ORTRAN</text:span></text:h>
      <text:p text:style-name="P66"><text:change-end text:change-id="ct29226928"/><text:change-start text:change-id="ct31305248"/></text:p>
      <text:p text:style-name="P66">El lenguaje de programación FORTRAN surge a mediados de la d<text:change-end text:change-id="ct31305248"/><text:change-start text:change-id="ct29243936"/>écada de 1950, su creador fue John W. Backus junto con un grupo de desarrolladores. <text:change-end text:change-id="ct29243936"/><text:change-start text:change-id="ct29244160"/>Fue desarrollado para aplicaciones científicas y de ingeniería, campos que dominó <text:change-end text:change-id="ct29244160"/><text:change-start text:change-id="ct29244496"/>rápidamente, <text:span text:style-name="T56">siendo durante todo este tiempo ampliamente </text:span><text:change-end text:change-id="ct29244496"/><text:change-start text:change-id="ct29244720"/><text:span text:style-name="T56">utilizado en áreas </text:span><text:change-end text:change-id="ct29244720"/><text:change-start text:change-id="ct29245104"/><text:span text:style-name="T56">de computo intensivo como análisis de elementos finitos, predicción numérica del clima</text:span><text:change-end text:change-id="ct29245104"/><text:change-start text:change-id="ct29246624"/><text:span text:style-name="T56">, dinámica de fluidos computacional o física computacional.</text:span></text:p>
      <text:p text:style-name="P67"><text:change-end text:change-id="ct29246624"/><text:change-start text:change-id="ct29246848"/><text:soft-page-break/>Se lo clasifica como un lenguaje de programación de alto nivel y de proposito general, imperativo. La <text:change-end text:change-id="ct29246848"/><text:change-start text:change-id="ct29247216"/>programación imperativa describe un programa en términos del estado del programa y sentencias que cambian dicho estado<text:change-end text:change-id="ct29247216"/><text:change-start text:change-id="ct29248464"/>, <text:span text:style-name="T57">como descripto por una maquina de Turing.</text:span></text:p>
      <text:p text:style-name="P67"><text:change-end text:change-id="ct29248464"/><text:change-start text:change-id="ct29249168"/></text:p>
      <text:p text:style-name="P149">Explicar un poco mas sobre evolución de fortran.<text:change-end text:change-id="ct29249168"/><text:change-start text:change-id="ct31785648"/></text:p>
      <text:p text:style-name="P150"><text:span text:style-name="T43">---</text:span><text:span text:style-name="T45">¿que explicamos del lenguaje?? tengo el primer paper de Backus que lo explica con ejemplos…</text:span></text:p>
      <text:p text:style-name="P81"><text:span text:style-name="T45">A</text:span><text:span text:style-name="T43">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82"><text:span text:style-name="T43">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46">y de control del programa (PAUSE, STOP, CONTINUE), </text:span><text:span text:style-name="T48">y tipos de datos todos numéricos</text:span><text:span text:style-name="T46">,</text:span><text:span text:style-name="T43"> hasta </text:span><text:span text:style-name="T46">llegar al último estandar Fortran, ISO/IEC 1539-1:2010, conocido informalmente como Fortran 2008, donde </text:span><text:span text:style-name="T48">fueron incorporándose características como tipos de datos CHARACTER, definición de arrays,</text:span><text:span text:style-name="T46"> subrutinas, funciones, recursividad, modularidad, </text:span><text:span text:style-name="T47">hasta nuevas sentencias que soportan la ejecución de alta performance como DO CONCURRENT, </text:span><text:span text:style-name="T49">c</text:span><text:span text:style-name="T47">oarray</text:span><text:span text:style-name="T49">s</text:span><text:span text:style-name="T47"> (un modelo de ejecución paralela). </text:span><text:span text:style-name="T48">Si se desea ahondar en la definición del estándar Fortran el mismo </text:span><text:span text:style-name="T49">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0">http://www.nag.co.uk/sc22wg5/</text:span></text:a><text:span text:style-name="T49">] </text:span><text:span text:style-name="T50">[estándares http://www.nag.co.uk/sc22wg5/links.html]</text:span><text:span text:style-name="T49">.</text:span></text:p>
      <text:p text:style-name="P89"/>
      <text:p text:style-name="P90">El lenguaje utilizado en el programa de estudio de este trabajo de tesis está basado en el estándar Fortran 77. <text:span text:style-name="T1">--</text:span><text:span text:style-name="T6">no se si meter lo que sigue en una onda apéndice A--</text:span> <text:span text:style-name="T105">Se presentan a continuación algunas de las sentencias de Fortran mas utilizadas en la aplicación de estudio de esta tesis como referencia para el capitulo siguiente.</text:span></text:p>
      <text:p text:style-name="P90"/>
      <text:h text:style-name="Heading_20_3" text:outline-level="3">2.2.1 Manejo de archivos <text:s/><text:span text:style-name="T108">(voy a explicarlo mejor, en parrafos)</text:span></text:h>
      <text:p text:style-name="P164"/>
      <text:list xml:id="list1661662459808211716" text:style-name="L2">
        <text:list-item>
          <text:p text:style-name="P155">open<text:span text:style-name="T106">(lista de especificadores): En nuestro caso nos interesan los siguientes especificadores</text:span></text:p>
          <text:list>
            <text:list-item>
              <text:p text:style-name="P159">[unit=]u</text:p>
              <text:list>
                <text:list-item>
                  <text:p text:style-name="P159">“unit=” es opcional</text:p>
                </text:list-item>
                <text:list-item>
                  <text:p text:style-name="P159">“u” es un número de identificador de unidad entre 1-99 para el archivo. Debe ser único.</text:p>
                </text:list-item>
              </text:list>
            </text:list-item>
            <text:list-item>
              <text:p text:style-name="P159">file=nombrearchivo</text:p>
              <text:list>
                <text:list-item>
                  <text:p text:style-name="P159">El archivo a ser abierto por el programa.</text:p>
                </text:list-item>
              </text:list>
            </text:list-item>
            <text:list-item>
              <text:p text:style-name="P160">status= new|old|scratch|unknown</text:p>
            </text:list-item>
            <text:list-item>
              <text:p text:style-name="P160">form= formatted|unformatted</text:p>
              <text:list>
                <text:list-item>
                  <text:p text:style-name="P160">unformatted indica que tendremos un archivo binario.</text:p>
                </text:list-item>
              </text:list>
            </text:list-item>
            <text:list-item>
              <text:p text:style-name="P159">Ejemplo: open(unit=5, file=’entvis2f.in’)</text:p>
            </text:list-item>
          </text:list>
        </text:list-item>
        <text:list-item>
          <text:p text:style-name="P155">close(<text:span text:style-name="T106">lista de especificadores</text:span>): <text:span text:style-name="T106">nos interesa lo siguiente</text:span></text:p>
          <text:list>
            <text:list-item>
              <text:p text:style-name="P159">[unit=]u</text:p>
              <text:list>
                <text:list-item>
                  <text:p text:style-name="P159">igual que en open. <text:span text:style-name="T107">No define “file=”.</text:span></text:p>
                </text:list-item>
              </text:list>
            </text:list-item>
            <text:list-item>
              <text:p text:style-name="P159">Ejemplo: <text:s/>close(5)</text:p>
            </text:list-item>
          </text:list>
        </text:list-item>
        <text:list-item>
          <text:p text:style-name="P155">read()</text:p>
        </text:list-item>
        <text:list-item>
          <text:p text:style-name="P155">write()</text:p>
        </text:list-item>
      </text:list>
      <text:p text:style-name="P157"/>
      <text:h text:style-name="Heading_20_3" text:outline-level="3"><text:soft-page-break/>2.2.2 Estructuras de control</text:h>
      <text:p text:style-name="P164"/>
      <text:list xml:id="list213205791222359" text:continue-numbering="true" text:style-name="L2">
        <text:list-item>
          <text:p text:style-name="P155">do etiq <text:s/>varcontrol,incremento</text:p>
        </text:list-item>
        <text:list-item>
          <text:p text:style-name="P155">go to</text:p>
        </text:list-item>
        <text:list-item>
          <text:p text:style-name="P156">continue</text:p>
        </text:list-item>
      </text:list>
      <text:p text:style-name="P158"/>
      <text:h text:style-name="Heading_20_3" text:outline-level="3">2.2.3 Otros</text:h>
      <text:p text:style-name="P164"/>
      <text:list xml:id="list213205875753218" text:continue-numbering="true" text:style-name="L2">
        <text:list-item>
          <text:p text:style-name="P155">Format()</text:p>
        </text:list-item>
        <text:list-item>
          <text:p text:style-name="P165">¿?</text:p>
        </text:list-item>
      </text:list>
      <text:p text:style-name="P90"/>
      <text:p text:style-name="P68"/>
      <text:h text:style-name="Heading_20_2" text:outline-level="2">2.3 OpenMP</text:h>
      <text:p text:style-name="P22">--<text:span text:style-name="T58">https://computing.llnl.gov/tutorials/openMP/--</text:span></text:p>
      <text:p text:style-name="P112">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3">--<text:span text:style-name="T78">f95_openmpv1_v2.pdf</text:span></text:p>
      <text:p text:style-name="P113">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23">--<text:span text:style-name="T59">Using OpenMP-oct2007--</text:span></text:p>
      <text:p text:style-name="P69">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70">La inserción apropiada de las características de OpenMP en un programa secuencial permitirá a muchas, sino a la mayoría, de las aplicaciones beneficiarse de una arquitectura de memoria compartida, a menudo con mínimas modificaciones al código.</text:p>
      <text:p text:style-name="P70">Uno de los factores del <text:span text:style-name="T43">éxito</text:span> de OpenMP es que es comparativamente sencillo de usar, ya que el trabajo mas complicado de armar los detalles del programa paralelo son dejados para el compilador. <text:span text:style-name="T60">Tiene además la gran ventaja de ser ampliamente adoptado, de manera que una aplicación OpenMP va a poder ejecutarse en muchas plataformas diferentes.</text:span></text:p>
      <text:p text:style-name="P70"/>
      <text:p text:style-name="P71">Las directivas de OpenMP permiten al usuario indicarle al compilador que instrucciones ejecutar en paralelo y como distribuir las mismas entre los hilos que van a ejecutar el código.</text:p>
      <text:p text:style-name="P71">Una de estas directivas es una instrucción en un formato especial que es entendido por compiladores OpenMP solamente. De hecho luce como un comentario para un compilador Fortran regular, o un<text:span text:style-name="T65">a diretiva</text:span> pragma para un compilador C/C++, de manera que el programa puede ejecutarse como lo hacía previamente si el compilador no conoce OpenMP.</text:p>
      <text:p text:style-name="P72">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9">--<text:span text:style-name="T61">continuar con using openmp pag. 48--</text:span></text:p>
      <text:h text:style-name="Heading_20_3" text:outline-level="3"><text:soft-page-break/>2.3.1 La idea de OpenMP</text:h>
      <text:p text:style-name="P73"/>
      <text:p text:style-name="P73">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74">OpenMP intenta proveer facilidad de programación y ayudar al usuario a evitar un número de potenciales errores de programación, ofreciendo un enfoque estructurado para la programación multihilo. Soporta el modelo de programación llamado fork-join, el cual podemos ver en la figura 2.3.1.aa.</text:p>
      <text:p text:style-name="P74"/>
      <text:p text:style-name="P137">Figura 2.1 de pag 49 <text:change-end text:change-id="ct31785648"/><text:change-start text:change-id="ct31774960"/>–<text:change-end text:change-id="ct31774960"/><text:change-start text:change-id="ct31815344"/> using openmp</text:p>
      <text:p text:style-name="P74"/>
      <text:p text:style-name="P75">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3">Cada porción del código encerrada por una construcción paralela es llamada una región paralela.</text:span></text:p>
      <text:p text:style-name="P75"/>
      <text:h text:style-name="Heading_20_3" text:outline-level="3">2.3.2 <text:span text:style-name="T64">Conjunto de c</text:span>onstrucciones paralelas</text:h>
      <text:h text:style-name="Heading_20_3" text:outline-level="3"/>
      <text:p text:style-name="P76">La API OpenMP comprende un conjunto de directivas del compilador, rutinas de bibliotecas de tiempo de ejecución, y variables de ambiente para especificar paralelismo de memoria compartida. <text:span text:style-name="T66">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76"/>
      <text:p text:style-name="P77">2.3.2.1 C<text:span text:style-name="T67">rear equipos de Hilos</text:span></text:p>
      <text:p text:style-name="P77"/>
      <text:p text:style-name="P78">Un equipo de hilos es creado para ejecutar el código en una región paralela de un programa OpenMP. El programador simplemente especifica la región paralela insertando una directiva <text:span text:style-name="T68">parallel</text:span><text:span text:style-name="T70"> inmediatamente antes del código que debe ser ejecutado en paralelo para marcar su inicio; en los programas Fortran el final también es indicado por una directiva </text:span><text:span text:style-name="T68">end parallel</text:span><text:span text:style-name="T70">. Información adicional puede ser provista junto con la diretiva </text:span><text:span text:style-name="T68">parallel</text:span><text:span text:style-name="T70">, como habilitar a los hilos a tener copias privadas de algún dato por la duración de la región paralela. El final de una región paralela es una barrera de sincronización </text:span><text:span text:style-name="T71">implícita</text:span><text:span text:style-name="T70">: esto significa que ningún hilo puede progresar hasta que todos los demás hilos del </text:span><text:span text:style-name="T52">equipo</text:span><text:span text:style-name="T70"> hayan alcanzado este punto del programa. </text:span><text:span text:style-name="T72">Es posible realizar anidado de regiones paralelas.</text:span></text:p>
      <text:p text:style-name="P80"/>
      <text:p text:style-name="P83"><text:soft-page-break/>2.3.2.2 <text:span text:style-name="T73">Compartir trabajo entre Hilos</text:span></text:p>
      <text:p text:style-name="P77"/>
      <text:p text:style-name="P84">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4">A menos que el programador lo indique explícitamente, una barrera de sincronización existe implícitamente al final de las construcciones de trabajo compartido.</text:span></text:p>
      <text:p text:style-name="P84"/>
      <text:p text:style-name="P85">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86">Todas las estrategias de OpenMP para compartir el trabajo en un bucle asignan uno o mas conjuntos disjuntos de iteraciones a cada hilo. El programador puede, si así lo desea, especificar el método para particionar el conjunto de iteración.</text:p>
      <text:p text:style-name="P86"/>
      <text:p text:style-name="P87">2.3.2.3 Modelo de memoria de OpenMP</text:p>
      <text:p text:style-name="P87"/>
      <text:p text:style-name="P87">OpenMP se basa en el modelo de memoria compartida, por ello, por defecto los datos son compartidos por todos los hilos y son visibles para todos. A veces es necesario tener variables que tienen valores específicos <text:span text:style-name="T75">por</text:span> hilo. <text:span text:style-name="T75">Cuando cada hilo tiene una copia propia de una variable, donde potencialmente tenga valores distintos en cada uno de ellos, decimos que la variable es </text:span><text:span text:style-name="T69">privada</text:span>. Por ejemplo, cuando un equipo de hilos ejecuta un bucle paralelo <text:s/>cada hilo necesita su propio valor de la variable de control de iteración. Este caso es tan importante que el propio compilador fuerza <text:span text:style-name="T75">que así sea; en otros casos el programador es quien debe determinar cuales variables son compartidas y cuales privadas.</text:span></text:p>
      <text:p text:style-name="P87"/>
      <text:p text:style-name="P88">2.3.2.4 Sincronización de Hilos</text:p>
      <text:p text:style-name="P88"/>
      <text:p text:style-name="P107">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76">terminan su porción de trabajo. A esto se lo conoce como una barrera. Mas difícil de conseguir en OpenMP es coordinar las acciones de un subconjunto de los hilos ya que no hay soporte explicito para esto.</text:span></text:p>
      <text:p text:style-name="P108">Otras veces es necesario asegurar que solo un hilo a la vez trabaja en un bloque de código. <text:span text:style-name="T77">OpenMP <text:s/>tiene varios mecanismos que soportan este tipo de sincronización.</text:span></text:p>
      <text:p text:style-name="P107"/>
      <text:p text:style-name="P88">2.3.2.5 Otras caracteristicas</text:p>
      <text:p text:style-name="P78"/>
      <text:p text:style-name="P109">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110">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75"/>
      <text:p text:style-name="P111"/>
      <text:h text:style-name="Heading_20_2" text:outline-level="2"><text:soft-page-break/>2.4 OpenMP en Fortran</text:h>
      <text:p text:style-name="P24"><text:change-end text:change-id="ct31815344"/><text:change-start text:change-id="ct31813520"/>--<text:span text:style-name="T79">F95_OpenMPv1_v2</text:span></text:p>
      <text:p text:style-name="P114"><text:change-end text:change-id="ct31813520"/><text:change-start text:change-id="ct31816896"/>Fueron presentados Fotran y OpenMP, <text:span text:style-name="T104">en esta sección se ve</text:span> como se <text:change-end text:change-id="ct31816896"/><text:change-start text:change-id="ct31811984"/>complementan, mostrando cuales <text:span text:style-name="T104">es el formato de las</text:span> directivas de OpenMP en Fortran.</text:p>
      <text:p text:style-name="P114"/>
      <text:p text:style-name="P114"><text:change-end text:change-id="ct31811984"/><text:change-start text:change-id="ct31258224"/>2.4.1 <text:span text:style-name="T81">Centinelas</text:span> para directivas de OpenMP y compilación condicional.</text:p>
      <text:p text:style-name="P114"/>
      <text:p text:style-name="P114"><text:change-end text:change-id="ct31258224"/><text:change-start text:change-id="ct31257440"/>El estándar OpenMP ofrece la posibilidad de usar el mismo código fuente con un compilador que implementa OpenMP como con uno normal. Para ello debe o<text:change-end text:change-id="ct31257440"/><text:change-start text:change-id="ct31803632"/>cultar las directivas y comandos de una manera que un compilador normal no pueda verlas. Para ello existen las siguientes directivas se<text:change-end text:change-id="ct31803632"/><text:change-start text:change-id="ct31820624"/>ntinelas:</text:p>
      <text:p text:style-name="P114">!$OMP</text:p>
      <text:p text:style-name="P114"/>
      <text:p text:style-name="P114">!$<text:change-end text:change-id="ct31820624"/><text:change-start text:change-id="ct31821136"/></text:p>
      <text:p text:style-name="P3"><text:change-end text:change-id="ct31821136"/><text:change-start text:change-id="ct31259792"/></text:p>
      <text:p text:style-name="P115">Como el primer <text:span text:style-name="T43">caracter</text:span> es un signo de exclamación “!”, un compilador normal va a interpretar las lineas como comentarios y va a ignorar su contenido. Pero un compilador <text:span text:style-name="T80">compatible con OpenMP identificará la sentencia y procederá como sigue:</text:span></text:p>
      <text:p text:style-name="P115"/>
      <text:p text:style-name="P138"><text:change-end text:change-id="ct31259792"/><text:change-start text:change-id="ct31820064"/>!<text:span text:style-name="T80">$OMP : el compilador compatible con OpenMP sabe que l</text:span><text:change-end text:change-id="ct31820064"/><text:change-start text:change-id="ct31823488"/><text:span text:style-name="T80">a información que sigue en la linea es una directiva OpenMP. Se puede </text:span><text:change-end text:change-id="ct31823488"/><text:change-start text:change-id="ct31824992"/><text:span text:style-name="T80">extender una directiva en varias lineas utilizando el mismo centinela frente a las siguientes lineas y usando el </text:span><text:change-end text:change-id="ct31824992"/><text:change-start text:change-id="ct31826944"/><text:span text:style-name="T80">método estándar de Fortran para partir lineas de código:</text:span></text:p>
      <text:p text:style-name="P138"/>
      <text:p text:style-name="P138">!<text:span text:style-name="T81">$OMP PARALLEL DEFAULT(NONE)</text:span><text:change-end text:change-id="ct31826944"/><text:change-start text:change-id="ct31261360"/><text:span text:style-name="T81"> SHARED(A, B) &amp;</text:span></text:p>
      <text:p text:style-name="P138">!<text:span text:style-name="T81">$OMP REDUCTION(+:A)</text:span></text:p>
      <text:p text:style-name="P138"/>
      <text:p text:style-name="P139">Es obligatorio in<text:change-end text:change-id="ct31261360"/><text:change-start text:change-id="ct31829232"/>cluir un espacio en blanco entre la directiva centinela y la directiva OpenMP que le sigue<text:change-end text:change-id="ct31829232"/><text:change-start text:change-id="ct31260576"/>, sino la linea será interpretada como un comentario.<text:change-end text:change-id="ct31260576"/><text:change-start text:change-id="ct31827808"/></text:p>
      <text:p text:style-name="P3"/>
      <text:p text:style-name="P138"><text:change-end text:change-id="ct31827808"/><text:change-start text:change-id="ct31828672"/>!<text:span text:style-name="T81">$ : </text:span><text:change-end text:change-id="ct31828672"/><text:change-start text:change-id="ct31262256"/><text:span text:style-name="T81">la linea correspondiente se dice que está afectada por una compilación condicional. Quiere decir que su contenido estará disponible para el compilador en caso </text:span><text:change-end text:change-id="ct31262256"/><text:change-start text:change-id="ct31390272"/><text:span text:style-name="T81">de que sea compatible con OpenMP. Si esto ocurre, los dos caracteres del centinela son reemplazados por dos espacios en blanco para que el compilador tenga </text:span><text:span text:style-name="T51">en cuenta</text:span><text:change-end text:change-id="ct31390272"/><text:change-start text:change-id="ct31601904"/><text:span text:style-name="T51"> la linea. Como en el caso anterior podemos extender la linea en varias lineas como sigue:</text:span></text:p>
      <text:p text:style-name="P140"/>
      <text:p text:style-name="P141">!$ interval = L * OMP_get_thread_num() / &amp;</text:p>
      <text:p text:style-name="P141">!$ <text:s text:c="22"/>(OMP_get_num_threads() - 1)</text:p>
      <text:p text:style-name="P141"/>
      <text:p text:style-name="P141">Nuevamente el espacio en blanco es obligatorio entre la directiva de compilación condicional y el código fuente que le sigue.</text:p>
      <text:p text:style-name="P91"/>
      <text:p text:style-name="P116"><text:span text:style-name="T51">2.</text:span><text:span text:style-name="T43">4.2 El constructor de región paralela</text:span></text:p>
      <text:p text:style-name="P92"/>
      <text:p text:style-name="P92">La directiva mas importante en OpenMP es la que define las llamadas regiones paralelas. Ya que la región paralela necesita ser creada/abierta y destruida/cerrada, dos directivas son necesarias en Fotran: !$OMP PARALLEL / !$OMP END PARALLEL.</text:p>
      <text:p text:style-name="P92">Un ejemplo de su uso:</text:p>
      <text:p text:style-name="P92"/>
      <text:p text:style-name="P92">!$OMP PARALLEL </text:p>
      <text:p text:style-name="P92"><text:s text:c="2"/>write(*,*) “Hola”</text:p>
      <text:p text:style-name="P92">!$OMP END PARALLEL</text:p>
      <text:p text:style-name="P92"><text:soft-page-break/></text:p>
      <text:p text:style-name="P93">--Agregar figura 1.1 de F95_OpenMPv1v2 donde muestra la representación de la región.</text:p>
      <text:p text:style-name="P92"/>
      <text:p text:style-name="P92">Como el código entre las dos directivas es ejecutado por cada hilo, el mensaje Hola aparece en la pantalla tantas veces como hilos estén siendo usados en la región paralela.</text:p>
      <text:p text:style-name="P93">Al comienzo de la región paralela es posible imponer clausulas que fijan ciertos aspectos de la manera en que la región paralela va a trabajar, por ejemplo el alcance de las variables, el número de hilos, etc. La sintaxis a usar es la siguiente:</text:p>
      <text:p text:style-name="P93"/>
      <text:p text:style-name="P93">!$OMP PARALLEL <text:s/>clausula1 clausula2 …</text:p>
      <text:p text:style-name="P93">…</text:p>
      <text:p text:style-name="P93">!$OMP END PARALLEL</text:p>
      <text:p text:style-name="P94">Las clausulas permitidas en la directiva de apertura !$OMP PARALLEL son las siguientes:</text:p>
      <text:p text:style-name="P94"/>
      <text:list xml:id="list2937131128213294254" text:style-name="L3">
        <text:list-item>
          <text:p text:style-name="P161">PRIVATE(lista)</text:p>
        </text:list-item>
        <text:list-item>
          <text:p text:style-name="P161">SHARED(lista)</text:p>
        </text:list-item>
        <text:list-item>
          <text:p text:style-name="P161">DEFAULT( PRIVATE | SHARED | NONE )</text:p>
        </text:list-item>
        <text:list-item>
          <text:p text:style-name="P161">FIRSTPRIVATE(lista)</text:p>
        </text:list-item>
        <text:list-item>
          <text:p text:style-name="P161">COPYIN(lista)</text:p>
        </text:list-item>
        <text:list-item>
          <text:p text:style-name="P161">REDUCTION(operador:lista)</text:p>
        </text:list-item>
        <text:list-item>
          <text:p text:style-name="P161">IF(expresión_escalar_lógica)</text:p>
        </text:list-item>
        <text:list-item>
          <text:p text:style-name="P161">NUM_THREADS(expresión_escalar_entera)</text:p>
        </text:list-item>
      </text:list>
      <text:p text:style-name="P93"/>
      <text:p text:style-name="P94">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94"/>
      <text:p text:style-name="P95">2.4.3 Directiva !$OMP DO</text:p>
      <text:p text:style-name="P95"/>
      <text:p text:style-name="P95">Es una directiva de trabajo compartido, <text:span text:style-name="T82">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96">Esta directiva hace que el bucle Do inmediato sea ejecutado en paralelo.</text:p>
      <text:p text:style-name="P96">Por ejemplo:</text:p>
      <text:p text:style-name="P96"/>
      <text:p text:style-name="P96">!$OMP DO</text:p>
      <text:p text:style-name="P96"><text:s text:c="5"/>do 1 <text:s text:c="2"/>i = 1, 1000</text:p>
      <text:p text:style-name="P96"><text:s text:c="2"/>...</text:p>
      <text:p text:style-name="P96"><text:s text:c="2"/>1 continue</text:p>
      <text:p text:style-name="P96">!$OMP END DO</text:p>
      <text:p text:style-name="P96"/>
      <text:p text:style-name="P97">distribuye el bucle do entre los diferentes hilos, cada hilo computa una parte de las iteraciones.</text:p>
      <text:p text:style-name="P97">Por ejemplo si usamos 10 hilos, entonces generalmente cada hilo computa 100 iteraciones del bucle do. El hilo 0 desde 1 a 100, el hilo 1 desde 101 a 200 y así sucesivamente. Podemos ver esto en la figura 2.4.3.1 (figura 2.1 de f95_openmpv1_v2).</text:p>
      <text:p text:style-name="P98">Dentro del trabajo de esta tesis es la directiva principal al tratarse los bucles do de una de las principales construcciones utilizadas en el programa estudiado.</text:p>
      <text:p text:style-name="P98"/>
      <text:p text:style-name="P98">La directiva !$OMP DO tiene asociadas clausulas al igual que la directiva parallel, que permiten indicar el comportamiento de la construcción de trabajo compartido. La sintaxis es similar:</text:p>
      <text:p text:style-name="P98"/>
      <text:p text:style-name="P98"><text:soft-page-break/>!$OMP DO clausula1 clausula2 …</text:p>
      <text:p text:style-name="P98">…</text:p>
      <text:p text:style-name="P98">!$OMP END DO clausula_de_fin</text:p>
      <text:p text:style-name="P98"/>
      <text:p text:style-name="P98">Las clausulas de inicio pueden ser cualquiera de las siguientes:</text:p>
      <text:p text:style-name="P98"/>
      <text:list xml:id="list33289729372932999" text:style-name="L4">
        <text:list-item>
          <text:p text:style-name="P162">PRIVATE(lista)</text:p>
        </text:list-item>
        <text:list-item>
          <text:p text:style-name="P162">FIRSTPRIVATE(lista)</text:p>
        </text:list-item>
        <text:list-item>
          <text:p text:style-name="P162">LASTPRIVATE(lista)</text:p>
        </text:list-item>
        <text:list-item>
          <text:p text:style-name="P162">REDUCTION(operador:lista)</text:p>
        </text:list-item>
        <text:list-item>
          <text:p text:style-name="P162">SCHEDULE(tipo, pedazo)</text:p>
        </text:list-item>
        <text:list-item>
          <text:p text:style-name="P162">ORDERED</text:p>
        </text:list-item>
      </text:list>
      <text:p text:style-name="P98"/>
      <text:p text:style-name="P98">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3">por los hilos</text:span>.</text:p>
      <text:p text:style-name="P98"/>
      <text:p text:style-name="P99">2.4.4 Clausulas Atributo de Alcance de Datos</text:p>
      <text:p text:style-name="P99"/>
      <text:p text:style-name="P99">2.4.4.1 PRIVATE(lista)</text:p>
      <text:p text:style-name="P99"/>
      <text:p text:style-name="P99">A veces ciertas variables van a tener valores diferentes en cada hilo. Esto solo es posible si cada Hilo tiene su propia copia de la variable. Esta clausula fija que variables van a ser consideradas variables locales de cada hilo. Por ejemplo:</text:p>
      <text:p text:style-name="P99"/>
      <text:p text:style-name="P99">!$OMP PARALLEL PRIVATE(a, b)</text:p>
      <text:p text:style-name="P99"/>
      <text:p text:style-name="P99">indica que las variables a y b tendrán diferentes valores en cada hilo, serán locales a cada hilo.</text:p>
      <text:p text:style-name="P99">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4">(figura para mostrar esto? Figura 3.1 del pdf)</text:span></text:p>
      <text:p text:style-name="P100">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100">Las variables utilizadas como contadores en los bucles do o comandos forall, o son declaradas THREADPRIVATE, se convierten automáticamente en privadas para cada hilo, aún cuando no hayan sido declaradas en un clausula PRIVATE.</text:p>
      <text:p text:style-name="P100"/>
      <text:p text:style-name="P101">2.4.4.2 <text:s/>SHARED(lista)</text:p>
      <text:p text:style-name="P101"/>
      <text:p text:style-name="P101">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101"/>
      <text:p text:style-name="P101">!$OMP PARALLEL SHARED(c, d)</text:p>
      <text:p text:style-name="P101"/>
      <text:p text:style-name="P101">indica que las variables c y d son vistas por todos los hilos en el alcance de las directivas !$OMP PARALLEL / !$OMP END PARALLEL. <text:span text:style-name="T1">(mostrar gráficamente con figura 3.2 del pdf?)</text:span></text:p>
      <text:p text:style-name="P102"><text:soft-page-break/>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102">Debido a que mas de un hilo puede escribir en la misma ubicación de memoria al mismo tiempo, resulta en un valor indefinido de la variable. A esto se lo llama una condición de carrera, y debe ser siempre evitado por el programador. </text:p>
      <text:p text:style-name="P102"/>
      <text:p text:style-name="P102"/>
      <text:p text:style-name="P102">2.4.4.3 <text:s/>DEFAULT ( PRIVATE | SHARED | NONE )</text:p>
      <text:p text:style-name="P102"/>
      <text:p text:style-name="P103">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103"/>
      <text:p text:style-name="P103">!$OMP PARALLEL DEFAULT(PRIVATE) SHARED(a)</text:p>
      <text:p text:style-name="P103"/>
      <text:p text:style-name="P103">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103">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103"/>
      <text:p text:style-name="P103">2.4.4.4 <text:s/>FIRSTPRIVATE(lista)</text:p>
      <text:p text:style-name="P103"/>
      <text:p text:style-name="P104">Como mencionamos previamente, las variables privadas tienen un valor indefinido al comienzo del alcance de un par de directivas de inicio y cierre. <text:span text:style-name="T84">Pero a veces es de interés que esas variables locales tengan el valor de la variable original antes de la directiva de inicio. Esto se consigue incluyendo la variable en una clausula FIRSTPRIVATE como:</text:span></text:p>
      <text:p text:style-name="P104"/>
      <text:p text:style-name="P105">a = 2</text:p>
      <text:p text:style-name="P105">b = 1</text:p>
      <text:p text:style-name="P105">!OMP PARALLEL PRIVATE(a) FIRSTPRIVATE(b)</text:p>
      <text:p text:style-name="P105"/>
      <text:p text:style-name="P105">En este ejemplo, la variable “a” tiene un valor indefinido al inicio de la región paralela, mientras que “b” tiene el valor especificado en la región serial precedente, es decir “b = 1”. Podemos ver este ejemplo en la figura 2.4.4.4.1 <text:s/><text:span text:style-name="T1">(figura 3.4 del pdf)</text:span></text:p>
      <text:p text:style-name="P105">Al incluir la variable en una clausula FIRSTPRIVATE al inicio del alcance de una directiva toma automáticamente el estatus de PRIVATE en dicho alcance y no es necesario incluirla en una clausula PRIVATE explicitamente.</text:p>
      <text:p text:style-name="P105">Al igual que con las variables PRIVATE debe tenerse en cuenta el costo de la operación desde el punto de vista computacional, al realizarse una copia de la variable y transferir la información almacenada a la nueva variable.</text:p>
      <text:p text:style-name="P105"/>
      <text:p text:style-name="P105">2.4.5 otras construcciones y clausulas??</text:p>
      <text:p text:style-name="P105"/>
      <text:p text:style-name="P105">Existen mas construcciones de trabajo compartido, <text:span text:style-name="T85">de</text:span> <text:span text:style-name="T85">sincronización y de ambiente de datos,</text:span> y <text:span text:style-name="T85">mas</text:span> clausulas en OpenMP, las cuales exceden el alcance de este trabajo de tesis y que pueden ser <text:soft-page-break/>consultadas en el estandar OpenMP [referencia] o en libros como Parallel Programming in Fortran 95 using OpenMP [referencia a F95_openmpv1_v2].</text:p>
      <text:p text:style-name="P91"/>
      <text:p text:style-name="P91"><text:change-end text:change-id="ct31601904"/><text:change-start text:change-id="ct31615056"/></text:p>
      <text:h text:style-name="Heading_20_2" text:outline-level="2"><text:span text:style-name="T53">2.5</text:span> <text:span text:style-name="T25">Proceso de o</text:span>ptimización</text:h>
      <text:p text:style-name="P48"/>
      <text:p text:style-name="P49"><text:span text:style-name="T26">Garg y Sharapov en su trabajo “Techniques for Optimizing Applications: High Performance Computing” [referencia] nos indican que d</text:span>ependiendo del proposito de una aplicación y como será utilizada, podemos observar que hay tres principios <text:span text:style-name="T26">de la </text:span>optimización del desempeño <text:span text:style-name="T26">que son </text:span>comunes:</text:p>
      <text:p text:style-name="P49"/>
      <text:list xml:id="list9080798467396023866" text:style-name="L5">
        <text:list-item>
          <text:p text:style-name="P166">Resolver el problema mas rápido</text:p>
        </text:list-item>
        <text:list-item>
          <text:p text:style-name="P166">Resolver un problema mas grande en el mismo tiempo</text:p>
        </text:list-item>
        <text:list-item>
          <text:p text:style-name="P166">Resolver el mismo problema en el mismo tiempo pero utilizando una cantidad menor de recursos del sistema</text:p>
        </text:list-item>
      </text:list>
      <text:p text:style-name="P49"/>
      <text:p text:style-name="P50">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50">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27">en el mismo tiempo de ejecución para obtener previsiones del clima mas precisas.</text:span></text:p>
      <text:p text:style-name="P51">Y en el caso de que tanto el tamaño del problema como el tiempo de ejecución se deban mantener constantes, una aplicación optimizada consumirá menos recursos para completar su ejecución.</text:p>
      <text:p text:style-name="P51"/>
      <text:p text:style-name="P51">Siguiendo la explicación de Garg y Sharapov [ref], podemos ver en la figura 3.aa <text:span text:style-name="T28">que </text:span>el proceso de optimización tiene algunas etapas fundamentales: <text:span text:style-name="T28">desarrollo de la aplicación (</text:span>program<text:span text:style-name="T28">ación y portabilidad), optimización serial, y optimización paralela.</text:span></text:p>
      <text:p text:style-name="P51"/>
      <text:p text:style-name="P143">Figura <text:change-end text:change-id="ct31615056"/><text:change-start text:change-id="ct31625232"/><text:span text:style-name="T62">2.</text:span><text:change-end text:change-id="ct31625232"/><text:change-start text:change-id="ct31621008"/><text:span text:style-name="T62">5</text:span><text:change-end text:change-id="ct31621008"/><text:change-start text:change-id="ct31620384"/>.aa (pag 51 garg y sharapov)</text:p>
      <text:p text:style-name="P51"/>
      <text:p text:style-name="P52">La primer etapa <text:span text:style-name="T29">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52">Las etapas de optimización serial y optimización paralela son las que serán explicadas brevemente en esta subsección.</text:p>
      <text:p text:style-name="P53">Una decisión importante que se debe tomar al optimizar, es <text:span text:style-name="T30">contemplar</text:span> que plataforma o <text:span text:style-name="T30">conjunto de ellas implementará la aplicación</text:span>. Esta decisión <text:span text:style-name="T30">incluye</text:span> seleccionar la versión de Sistema Operativo y determinar si la aplicación <text:span text:style-name="T29">correrá</text:span> en modo de 32-bit o 64-bit. <text:span text:style-name="T31">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53"/>
      <text:p text:style-name="P54">También se debe seleccionar un conjunto de casos para llevar a cabo <text:span text:style-name="T32">pruebas</text:span> de tiempo. Puede ser necesario <text:span text:style-name="T33">que este conjunto sea</text:span> diferente a los utilizados para validar el programa. <text:span text:style-name="T34">Los casos de test para el cronometraje de tiempo podrían ser varios benchmarks que representan adecuadamente el </text:span><text:soft-page-break/><text:span text:style-name="T34">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54"/>
      <text:h text:style-name="Heading_20_3" text:outline-level="3"><text:change-end text:change-id="ct31620384"/><text:change-start text:change-id="ct31630192"/><text:span text:style-name="T62">2.5.1</text:span><text:change-end text:change-id="ct31630192"/><text:change-start text:change-id="ct31628960"/> Optimización Serial</text:h>
      <text:p text:style-name="P55"/>
      <text:p text:style-name="P56">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56"/>
      <text:p text:style-name="P56">Figura <text:change-end text:change-id="ct31628960"/><text:change-start text:change-id="ct31629184"/><text:span text:style-name="T62">2.5</text:span><text:change-end text:change-id="ct31629184"/><text:change-start text:change-id="ct31637456"/>.bb (pag 52 garg y sharapov)</text:p>
      <text:p text:style-name="P56"/>
      <text:p text:style-name="P56">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6">Luego de esto se debe verificar que los resultados preservan la correctitud del programa. Este paso incluye verificar que el programa realiza llamadas a las Interfaces de Programación de Aplicación (APIs sus siglas en Ingles) <text:span text:style-name="T35">adecuadas</text:span> en las librerías optimizadas. <text:span text:style-name="T35">Además, es recomendable que sea medido el desempeño del programa para verificar que ha mejorado.</text:span></text:p>
      <text:p text:style-name="P56"/>
      <text:p text:style-name="P32">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6">y las mejoras resultantes de desempeño pueden ser significativas. Otra técnica muy útil para identificar estas partes de código críticas es el monitoreo de la actividad del sistema y el uso de los recursos del sistema. </text:span></text:p>
      <text:p text:style-name="P18"/>
      <text:p text:style-name="P19">cap 4 <text:span text:style-name="T37">g&amp;sh “technics for optimizing applications”</text:span>-------</text:p>
      <text:p text:style-name="P57"><text:change-end text:change-id="ct31637456"/><text:change-start text:change-id="ct31600320"/><text:span text:style-name="T86">2.5.1.1 M</text:span><text:change-end text:change-id="ct31600320"/><text:change-start text:change-id="ct31644048"/><text:span text:style-name="T86">etodología de medición</text:span></text:p>
      <text:p text:style-name="P117"><text:change-end text:change-id="ct31644048"/><text:change-start text:change-id="ct31643200"/>Al trabajar en optimizar la performance de una aplicación, es esencial usar varias herramientas y t<text:change-end text:change-id="ct31643200"/><text:change-start text:change-id="ct31644352"/>écnicas que sugieran que partes del programa necesitan ser optimizadas, comparar el desempeño antes y luego de la optimización y mostrar que tan eficiente <text:change-end text:change-id="ct31644352"/><text:change-start text:change-id="ct31643568"/>los recursos del sistema han sido utilizados por el código optimizado.</text:p>
      <text:p text:style-name="P117"><text:change-end text:change-id="ct31643568"/><text:change-start text:change-id="ct31642224"/></text:p>
      <text:p text:style-name="P57"><text:change-end text:change-id="ct31642224"/><text:change-start text:change-id="ct31670448"/>El primer paso en el proceso de afinación de la aplicación es cuantificar su desempeño. <text:span text:style-name="T38">Este paso es alcanzado usualmente estableciendo un desempeño base y fijando expectativas apropiadas de cuanta mejora en el desempeño es razonable alcanzar.</text:span></text:p>
      <text:p text:style-name="P58">Para programas cientificos, la métricas de mayor interés son usualmente el tiempo reloj (tiempo de respuesta) de un solo trabajo y aquellos que relacionan el desempeño de la aplicación a picos teóricos de desempeño de la CPU.</text:p>
      <text:p text:style-name="P59">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5513656041236293506" text:style-name="L6">
        <text:list-item>
          <text:p text:style-name="P167">Seleccionar cuidadosamente los conjuntos de datos a utilizar. Deben representar adecuadamente el uso de la aplicación.</text:p>
        </text:list-item>
        <text:list-item>
          <text:p text:style-name="P148"><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67"><text:soft-page-break/>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67">Actividades de paginado y swapeo deben ser monitoreadas mientras se ejecuta el benchmark, ya que estas pueden desvirtuar completamente la medición.</text:p>
        </text:list-item>
        <text:list-item>
          <text:p text:style-name="P167">Las mediciones de “respuesta del programa” deben ser desempeñadas en una manera dedicada, sin otros programas o aplicaciones ejecutandose.</text:p>
        </text:list-item>
        <text:list-item>
          <text:p text:style-name="P167">Las caracteristicas del sistema deben ser registradas y guardadas.</text:p>
        </text:list-item>
      </text:list>
      <text:p text:style-name="P106"><text:change-end text:change-id="ct31670448"/><text:change-start text:change-id="ct31670672"/></text:p>
      <text:p text:style-name="P118">2.5.1.2 Herramientas de medición<text:change-end text:change-id="ct31670672"/><text:change-start text:change-id="ct31687888"/></text:p>
      <text:p text:style-name="P60">Antes de analizar el desempeño de la aplicación, uno debe identificar los parametros que deben ser medidos y elegir herramientas acordes a las mediciones.</text:p>
      <text:p text:style-name="P60">Las herramientas de medición de desempeño pueden ser divididas en tres grupos basados en su función:</text:p>
      <text:list xml:id="list7073782856736669118" text:style-name="L7">
        <text:list-item>
          <text:p text:style-name="P168">Herramientas de temporizador, que miden el tiempo utilizado por un programa de usuario o sus partes. Pueden ser herramientas de linea de comando o funciones dentro del programa.</text:p>
        </text:list-item>
        <text:list-item>
          <text:p text:style-name="P168">Herramientas de perfilado, que utilizan resultados de tiempo para identificar las partes de mayor utilización de una aplicación.</text:p>
        </text:list-item>
        <text:list-item>
          <text:p text:style-name="P168">Herramientas de monitoreo, que miden la utilización de varios recursos del sistema para identificar “cuellos de botella” que ocurren durante la ejecución.</text:p>
        </text:list-item>
      </text:list>
      <text:p text:style-name="P60">Existen otras formas de categorizar estas herramientas, como puede ser basados en los requerimientos para su uso (herramientas que operan con binarios optimizados, o que requieren insertarse en el código fuente, etc), o incluso dividirlas en dos grupos:</text:p>
      <text:list xml:id="list1693691276862108338" text:style-name="L8">
        <text:list-item>
          <text:p text:style-name="P169">Herramientas de medición de desempeño lineal</text:p>
        </text:list-item>
        <text:list-item>
          <text:p text:style-name="P169">Herramientas de medición de desempeño paralelo.</text:p>
        </text:list-item>
      </text:list>
      <text:p text:style-name="P20">Continua pag 10<text:span text:style-name="T39">7</text:span> -----</text:p>
      <text:p text:style-name="P19">------ <text:span text:style-name="T39">herramientas seriales – time 107 y 108 – profiling/gprof 118 a 121 – monitoreo de sistema vmstat 132 <text:s/></text:span></text:p>
      <text:p text:style-name="P21">(¿ optimización de loop, de código? Caps 8 y 9)</text:p>
      <text:p text:style-name="P60"/>
      <text:p text:style-name="P34"><text:change-end text:change-id="ct31687888"/><text:change-start text:change-id="ct31702192"/>2.5.1.3<text:change-end text:change-id="ct31702192"/><text:change-start text:change-id="ct31703440"/> Herramientas de medición de tiempo</text:p>
      <text:p text:style-name="P34"/>
      <text:p text:style-name="P34">El paso fundamental para evaluar<text:change-end text:change-id="ct31703440"/><text:change-start text:change-id="ct31700912"/> comparativamente y <text:change-end text:change-id="ct31700912"/><text:change-start text:change-id="ct31701136"/>poner a punto el desempeño de un programa es medir <text:change-end text:change-id="ct31701136"/><text:change-start text:change-id="ct31702416"/>con precisión la cantidad de tiempo <text:change-end text:change-id="ct31702416"/><text:change-start text:change-id="ct31405248"/>utilizado ejecutando el código. Generalmente uno está interesado en el tiempo <text:span text:style-name="T87">total utilizado para correr un programa, así como en el tiempo utilizado en porciones del programa.</text:span></text:p>
      <text:p text:style-name="P35">Para medir el programa completo es necesario usar herramientas que midan con precisión el tiempo transcurrido desde el comienzo de la ejecución del programa. En GNU/Linux utilizamos la herramienta “time” para dicho propósito. La forma de utilizar time es ejecutarlo desde una terminal de GNU/Linux pasando como parámetro el comando que debe medir tal cual como el comando es ejecutado normalmente. Por ejemplo:</text:p>
      <text:p text:style-name="P35"/>
      <text:p text:style-name="P35">$ time <text:s/>find / -name “syslog”</text:p>
      <text:p text:style-name="P35"/>
      <text:p text:style-name="P36">El comando siendo medido realiza su ejecución normalmente. Al finalizar su ejecución, el comando time muestra por salida estándar <text:span text:style-name="T88">tres valores:</text:span></text:p>
      <text:list xml:id="list4071258888968247002" text:style-name="L9">
        <text:list-item>
          <text:p text:style-name="P170">“real”: el tiempo real transcurrido entre el inicio y la finalización de la ejecución.</text:p>
        </text:list-item>
        <text:list-item>
          <text:p text:style-name="P170">“user”: el tiempo de usuario del procesador.</text:p>
        </text:list-item>
        <text:list-item>
          <text:p text:style-name="P170">“sys”: el tiempo de sistema del procesador.</text:p>
        </text:list-item>
      </text:list>
      <text:p text:style-name="P34"/>
      <text:p text:style-name="P37"><text:soft-page-break/>Podemos ver en la figura 2.5.1.3.x un ejemplo de ejecución del comando time.</text:p>
      <text:p text:style-name="P37"/>
      <text:p text:style-name="P37">2.5.1.4 Herramientas de perfilado de programa</text:p>
      <text:p text:style-name="P37"/>
      <text:p text:style-name="P38">El perfilado muestra cuales funciones son las mas costosas en las ejecuciones de una aplicación. Es necesario utilizar para la medición casos de test representativos y multiples, de manera de obtener resultados significativos.</text:p>
      <text:p text:style-name="P38">En GNU/Linux se cuenta con la herramienta “gprof” para realizar perfilado de aplicaciones. Para utilizarla un programa <text:span text:style-name="T89">debe estar compilada con la opción “-pg”. Luego se ejecuta el programa una vez y genera un archivo llamado gmon.out en el directorio de ejecución el cual es utilizado por el comando gprof para generar el reporte de perfilado para esa ejecución. La sintaxis de gprof es:</text:span></text:p>
      <text:p text:style-name="P38"/>
      <text:p text:style-name="P39">$ gprof <text:s/>&lt;programa_ejecutable&gt; <text:s/>[&lt;ruta_a_gmon.out&gt;]</text:p>
      <text:p text:style-name="P39"/>
      <text:p text:style-name="P39">Si no se le pasa la ruta a gmon.out, por defecto utiliza el directorio desde donde es invocado gprof.</text:p>
      <text:p text:style-name="P39">Un ejemplo de este proceso puede verse en la figura 2.5.1.4.x </text:p>
      <text:p text:style-name="P39"/>
      <text:p text:style-name="P142">figura 2.5.1.4.x</text:p>
      <text:p text:style-name="P142">$ gfortra -pg foo.for -o foo</text:p>
      <text:p text:style-name="P142">$ foo</text:p>
      <text:p text:style-name="P142">$ gprof foo</text:p>
      <text:p text:style-name="P39"/>
      <text:p text:style-name="P40">La salida de gprof es por salida estándar y bastante extensa, por lo cual es aconsejable redirigirla a un archivo. Consta de tres partes: la primera parte lista las funciones ordenadas de acuerdo al tiempo que consumen, junto con sus descendientes (tiempo inclusivo). La segunda parte lista el tiempo exclusivo para las funciones (tiempo empleado ejecutando la función) junto con los porcentajes de tiempo total de ejecución y número de llamadas. La última parte da un índice de todas las llamadas realizadas en la ejecución.</text:p>
      <text:p text:style-name="P34"><text:change-end text:change-id="ct31405248"/><text:change-start text:change-id="ct31561248"/></text:p>
      <text:p text:style-name="P61"/>
      <text:h text:style-name="Heading_20_3" text:outline-level="3"><text:change-end text:change-id="ct31561248"/><text:change-start text:change-id="ct31565200"/><text:span text:style-name="T62">2.5.2</text:span><text:change-end text:change-id="ct31565200"/><text:change-start text:change-id="ct31898528"/> Optimización Paralela</text:h>
      <text:p text:style-name="P62"/>
      <text:p text:style-name="P62">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62"/>
      <text:p text:style-name="P62">Figura 3.cc (garg &amp; sharapov pag 55)</text:p>
      <text:p text:style-name="P62"/>
      <text:p text:style-name="P62">El primer paso es elegir un modelo, identificar que partes del programa deben ser paralelizadas y determinar como <text:span text:style-name="T40">dividir</text:span> la carga de trabajo computacional entre los diferentes procesadores. <text:span text:style-name="T40">Dividir</text:span> la carga de trabajo computacional es crucial para el desempeño, ya que determina <text:span text:style-name="T41">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62"/>
      <text:p text:style-name="P63">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text:soft-page-break/>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0">M</text:span>inimizar el des<text:span text:style-name="T40">equilibrio</text:span> de cargas <text:span text:style-name="T40">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63"/>
      <text:p text:style-name="P64">Los cuellos de botella de un programa paralelo pueden ser muy diferentes de los presentes en una versión serial del mismo programa. Además de gastos extras específicos de la paralelización, <text:span text:style-name="T42">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4">adelante-atrás</text:span><text:span text:style-name="T42">.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65"/>
      <text:p text:style-name="P6"><text:change-end text:change-id="ct31898528"/><text:change text:change-id="ct31898752"/><text:change-start text:change-id="ct31564816"/></text:p>
      <text:p text:style-name="P6"/>
      <text:p text:style-name="P33"><text:change-end text:change-id="ct31564816"/><text:change-start text:change-id="ct31572672"/></text:p>
      <text:p text:style-name="P6"><text:span text:style-name="T43">–</text:span> <text:span text:style-name="T103">titulo del 2.6 puede ser “programa a optimizar”? O “estudio de la tesis: programa a optimizar”? ¿Alguna idea?</text:span></text:p>
      <text:h text:style-name="Heading_20_2" text:outline-level="2">2.6 <text:change-end text:change-id="ct31572672"/><text:change-start text:change-id="ct32042880"/>Estela<text:change-end text:change-id="ct32042880"/><text:change-start text:change-id="ct31569872"/></text:h>
      <text:p text:style-name="P144">Buscar definición y tratar de explicar lo que resuelve el programa: <text:change-end text:change-id="ct31569872"/><text:change-start text:change-id="ct32042368"/>Integración <text:span text:style-name="T90">numérica</text:span> por Simpson de la ley de Biot-Savart.<text:change-end text:change-id="ct32042368"/><text:change-start text:change-id="ct32042592"/> <text:span text:style-name="T90">Prado pag 79 en adelante.</text:span><text:change-end text:change-id="ct32042592"/><text:change-start text:change-id="ct31247648"/></text:p>
      <text:p text:style-name="P144"/>
      <text:p text:style-name="P145">El programa objeto de optimización de esta tesis es autoría de Ricardo A. Prado, y es utilizado para obtener resultados en su trabajo de tesis de Doctorado [Prado, mayo 2007] en la Universidad de Buenos Aires en el área de Ingeniería. En dicho trabajo se explica que la “tesis analiza el comportamiento fuidodinámico de una turbomáquina particular: la turbina eólica”. Luego explica que “debido a la complejidad de las ecuaciones de gobierno en ambas zonas del campo fluidodinámico, como así también de la geometría de la turbina y de sus condiciones de operación, se requiere de proceso de resolución numérica adecuados, los cuales se incorporaron en los códigos computacionales que se desarrollaron a tal efecto.”.</text:p>
      <text:p text:style-name="P147">El programa indica en su cabecera que realiza el cálculo “integración por Simpson de la ley de Biot-Savart”.<text:change-end text:change-id="ct31247648"/><text:change-start text:change-id="ct31167824"/> <text:span text:style-name="T92">La regla o método de Simpson es un método de integración numérica que se utiliza para obtener la aproximación de una integral en un intervalo definido, al dividir ese intervalo en subintervalos y aproximar cada subintervalo con un polinomio de segundo grado.</text:span><text:change-end text:change-id="ct31167824"/><text:change-start text:change-id="ct31278160"/> <text:change-end text:change-id="ct31278160"/><text:change-start text:change-id="ct31278384"/></text:p>
      <text:p text:style-name="P147"><text:change-end text:change-id="ct31278384"/><text:change-start text:change-id="ct31279264"/><text:span text:style-name="T91">La ley de Biot-Savart indica el campo magnético creado por corrientes eléctricas estacionarias. Es una de las leyes fundamentales de la magnetoestática. En particular en el trabajo de Prado</text:span><text:change-end text:change-id="ct31279264"/><text:change-start text:change-id="ct31278960"/><text:span text:style-name="T91">,</text:span><text:change-end text:change-id="ct31278960"/><text:change-start text:change-id="ct31571952"/><text:span text:style-name="T91"> uno de sus capítulos realiza una modelización del flujo invíscido (de viscosidad despreciable, casi nula) alrededor de la pala, y formula el modelo numérico a través del método de los paneles. En particular </text:span><text:soft-page-break/><text:span text:style-name="T91">la aplicación de la ley de Biot-Savart es para el calculo de las velocidades inducidas en un punto para cada panel de la pala.</text:span></text:p>
      <text:p text:style-name="P146"><text:change-end text:change-id="ct31571952"/></text:p>
      <text:p text:style-name="P145"/>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5-10T21:32:04.231341824</dc:date>
    <meta:editing-duration>PT16H1M13S</meta:editing-duration>
    <meta:editing-cycles>106</meta:editing-cycles>
    <meta:generator>LibreOffice/5.1.2.2$Linux_X86_64 LibreOffice_project/10m0$Build-2</meta:generator>
    <dc:creator>Andres Huayquil </dc:creator>
    <meta:document-statistic meta:table-count="0" meta:image-count="0" meta:object-count="0" meta:page-count="18" meta:paragraph-count="281" meta:word-count="8301" meta:character-count="52714" meta:non-whitespace-character-count="44681"/>
  </office:meta>
</office:document-meta>
</file>